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1.8835in"/>
    </style:style>
    <style:style style:name="co4" style:family="table-column">
      <style:table-column-properties fo:break-before="auto" style:column-width="5.7382in"/>
    </style:style>
    <style:style style:name="co5" style:family="table-column">
      <style:table-column-properties fo:break-before="auto" style:column-width="3.0752in"/>
    </style:style>
    <style:style style:name="co6" style:family="table-column">
      <style:table-column-properties fo:break-before="auto" style:column-width="8.1783in"/>
    </style:style>
    <style:style style:name="co7" style:family="table-column">
      <style:table-column-properties fo:break-before="auto" style:column-width="1.1591in"/>
    </style:style>
    <style:style style:name="co8" style:family="table-column">
      <style:table-column-properties fo:break-before="auto" style:column-width="5.8945in"/>
    </style:style>
    <style:style style:name="co9" style:family="table-column">
      <style:table-column-properties fo:break-before="auto" style:column-width="1.85in"/>
    </style:style>
    <style:style style:name="co10" style:family="table-column">
      <style:table-column-properties fo:break-before="auto" style:column-width="6.4839in"/>
    </style:style>
    <style:style style:name="co11" style:family="table-column">
      <style:table-column-properties fo:break-before="auto" style:column-width="3.9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Państwo-id</text:p>
          </table:table-cell>
          <table:table-cell table:style-name="ce5" office:value-type="string" calcext:value-type="string">
            <text:p>Państwo</text:p>
          </table:table-cell>
          <table:table-cell table:style-name="ce5" office:value-type="string" calcext:value-type="string">
            <text:p>Insert Państwo</text:p>
          </table:table-cell>
          <table:table-cell table:style-name="ce5" office:value-type="string" calcext:value-type="string">
            <text:p>Data panowania</text:p>
          </table:table-cell>
          <table:table-cell table:style-name="ce5" office:value-type="string" calcext:value-type="string">
            <text:p>Insert Data Panowania</text:p>
          </table:table-cell>
          <table:table-cell table:style-name="ce5" office:value-type="string" calcext:value-type="string">
            <text:p>Dynastia</text:p>
          </table:table-cell>
          <table:table-cell table:style-name="ce5" office:value-type="string" calcext:value-type="string">
            <text:p>Insert Dynastia</text:p>
          </table:table-cell>
          <table:table-cell table:style-name="ce5" office:value-type="string" calcext:value-type="string">
            <text:p>Sposób przejęcia władzy</text:p>
          </table:table-cell>
          <table:table-cell table:style-name="ce5" office:value-type="string" calcext:value-type="string">
            <text:p>Insert Sposób Przejęcia władzy</text:p>
          </table:table-cell>
          <table:table-cell table:style-name="ce5" office:value-type="string" calcext:value-type="string">
            <text:p>Tytuł</text:p>
          </table:table-cell>
          <table:table-cell table:style-name="ce5" office:value-type="string" calcext:value-type="string">
            <text:p>Insert Tytuł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string" calcext:value-type="string">
            <text:p>Mieszko I</text:p>
          </table:table-cell>
          <table:table-cell table:formula="of:=&quot;INSERT INTO item (id, name, topic_id) VALUES (&quot;&amp;[.B3]&amp;&quot;, '&quot;&amp;[.C3]&amp;&quot;', 3);&quot;" office:value-type="string" office:string-value="INSERT INTO item (id, name, topic_id) VALUES (315, 'Mieszko I', 3);" calcext:value-type="string">
            <text:p>INSERT INTO item (id, name, topic_id) VALUES (315, 'Mieszko I', 3);</text:p>
          </table:table-cell>
          <table:table-cell office:value-type="string" calcext:value-type="string">
            <text:p>ok. 960 – 992</text:p>
          </table:table-cell>
          <table:table-cell table:formula="of:=&quot;INSERT INTO property (property_type_id, content, item_id) VALUES (9, '&quot;&amp;[.E3]&amp;&quot;', &quot;&amp;[.B3]&amp;&quot;);&quot;" office:value-type="string" office:string-value="INSERT INTO property (property_type_id, content, item_id) VALUES (9, 'ok. 960 – 992', 315);" calcext:value-type="string">
            <text:p>INSERT INTO property (property_type_id, content, item_id) VALUES (9, 'ok. 960 – 992', 315);</text:p>
          </table:table-cell>
          <table:table-cell office:value-type="string" calcext:value-type="string">
            <text:p>Piastowie</text:p>
          </table:table-cell>
          <table:table-cell table:formula="of:=&quot;INSERT INTO property (property_type_id, content, item_id) VALUES (10, '&quot;&amp;[.G3]&amp;&quot;', &quot;&amp;[.B3]&amp;&quot;);&quot;" office:value-type="string" office:string-value="INSERT INTO property (property_type_id, content, item_id) VALUES (10, 'Piastowie', 315);" calcext:value-type="string">
            <text:p>INSERT INTO property (property_type_id, content, item_id) VALUES (10, 'Piastowie', 315);</text:p>
          </table:table-cell>
          <table:table-cell office:value-type="string" calcext:value-type="string">
            <text:p>Sukcesja</text:p>
          </table:table-cell>
          <table:table-cell table:formula="of:=&quot;INSERT INTO property (property_type_id, content, item_id) VALUES (11, '&quot;&amp;[.I3]&amp;&quot;', &quot;&amp;[.B3]&amp;&quot;);&quot;" office:value-type="string" office:string-value="INSERT INTO property (property_type_id, content, item_id) VALUES (11, 'Sukcesja', 315);" calcext:value-type="string">
            <text:p>INSERT INTO property (property_type_id, content, item_id) VALUES (11, 'Sukcesja', 315);</text:p>
          </table:table-cell>
          <table:table-cell office:value-type="string" calcext:value-type="string">
            <text:p>Książę Polski </text:p>
          </table:table-cell>
          <table:table-cell table:formula="of:=&quot;INSERT INTO property (property_type_id, content, item_id) VALUES (12, '&quot;&amp;[.K3]&amp;&quot;', &quot;&amp;[.B3]&amp;&quot;);&quot;" office:value-type="string" office:string-value="INSERT INTO property (property_type_id, content, item_id) VALUES (12, 'Książę Polski ', 315);" calcext:value-type="string">
            <text:p>INSERT INTO property (property_type_id, content, item_id) VALUES (12, 'Książę Polski ', 315);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string" calcext:value-type="string">
            <text:p>Bolesław I Chrobry</text:p>
          </table:table-cell>
          <table:table-cell table:formula="of:=&quot;INSERT INTO item (id, name, topic_id) VALUES (&quot;&amp;[.B4]&amp;&quot;, '&quot;&amp;[.C4]&amp;&quot;', 3);&quot;" office:value-type="string" office:string-value="INSERT INTO item (id, name, topic_id) VALUES (316, 'Bolesław I Chrobry', 3);" calcext:value-type="string">
            <text:p>INSERT INTO item (id, name, topic_id) VALUES (316, 'Bolesław I Chrobry', 3);</text:p>
          </table:table-cell>
          <table:table-cell office:value-type="string" calcext:value-type="string">
            <text:p>992 – 1025</text:p>
          </table:table-cell>
          <table:table-cell table:formula="of:=&quot;INSERT INTO property (property_type_id, content, item_id) VALUES (9, '&quot;&amp;[.E4]&amp;&quot;', &quot;&amp;[.B4]&amp;&quot;);&quot;" office:value-type="string" office:string-value="INSERT INTO property (property_type_id, content, item_id) VALUES (9, '992 – 1025', 316);" calcext:value-type="string">
            <text:p>INSERT INTO property (property_type_id, content, item_id) VALUES (9, '992 – 1025', 316);</text:p>
          </table:table-cell>
          <table:table-cell office:value-type="string" calcext:value-type="string">
            <text:p>Piastowie</text:p>
          </table:table-cell>
          <table:table-cell table:formula="of:=&quot;INSERT INTO property (property_type_id, content, item_id) VALUES (10, '&quot;&amp;[.G4]&amp;&quot;', &quot;&amp;[.B4]&amp;&quot;);&quot;" office:value-type="string" office:string-value="INSERT INTO property (property_type_id, content, item_id) VALUES (10, 'Piastowie', 316);" calcext:value-type="string">
            <text:p>INSERT INTO property (property_type_id, content, item_id) VALUES (10, 'Piastowie', 316);</text:p>
          </table:table-cell>
          <table:table-cell office:value-type="string" calcext:value-type="string">
            <text:p>Sukcesja</text:p>
          </table:table-cell>
          <table:table-cell table:formula="of:=&quot;INSERT INTO property (property_type_id, content, item_id) VALUES (11, '&quot;&amp;[.I4]&amp;&quot;', &quot;&amp;[.B4]&amp;&quot;);&quot;" office:value-type="string" office:string-value="INSERT INTO property (property_type_id, content, item_id) VALUES (11, 'Sukcesja', 316);" calcext:value-type="string">
            <text:p>INSERT INTO property (property_type_id, content, item_id) VALUES (11, 'Sukcesja', 316);</text:p>
          </table:table-cell>
          <table:table-cell office:value-type="string" calcext:value-type="string">
            <text:p>Król Polski, Książę Czech</text:p>
          </table:table-cell>
          <table:table-cell table:formula="of:=&quot;INSERT INTO property (property_type_id, content, item_id) VALUES (12, '&quot;&amp;[.K4]&amp;&quot;', &quot;&amp;[.B4]&amp;&quot;);&quot;" office:value-type="string" office:string-value="INSERT INTO property (property_type_id, content, item_id) VALUES (12, 'Król Polski, Książę Czech', 316);" calcext:value-type="string">
            <text:p>INSERT INTO property (property_type_id, content, item_id) VALUES (12, 'Król Polski, Książę Czech', 316);</text:p>
          </table:table-cell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string" calcext:value-type="string">
            <text:p>Mieszko II Lambert</text:p>
          </table:table-cell>
          <table:table-cell table:formula="of:=&quot;INSERT INTO item (id, name, topic_id) VALUES (&quot;&amp;[.B5]&amp;&quot;, '&quot;&amp;[.C5]&amp;&quot;', 3);&quot;" office:value-type="string" office:string-value="INSERT INTO item (id, name, topic_id) VALUES (317, 'Mieszko II Lambert', 3);" calcext:value-type="string">
            <text:p>INSERT INTO item (id, name, topic_id) VALUES (317, 'Mieszko II Lambert', 3);</text:p>
          </table:table-cell>
          <table:table-cell office:value-type="string" calcext:value-type="string">
            <text:p>1025 – 1031, 1033 – 1034</text:p>
          </table:table-cell>
          <table:table-cell table:formula="of:=&quot;INSERT INTO property (property_type_id, content, item_id) VALUES (9, '&quot;&amp;[.E5]&amp;&quot;', &quot;&amp;[.B5]&amp;&quot;);&quot;" office:value-type="string" office:string-value="INSERT INTO property (property_type_id, content, item_id) VALUES (9, '1025 – 1031, 1033 – 1034', 317);" calcext:value-type="string">
            <text:p>INSERT INTO property (property_type_id, content, item_id) VALUES (9, '1025 – 1031, 1033 – 1034', 317);</text:p>
          </table:table-cell>
          <table:table-cell office:value-type="string" calcext:value-type="string">
            <text:p>Piastowie</text:p>
          </table:table-cell>
          <table:table-cell table:formula="of:=&quot;INSERT INTO property (property_type_id, content, item_id) VALUES (10, '&quot;&amp;[.G5]&amp;&quot;', &quot;&amp;[.B5]&amp;&quot;);&quot;" office:value-type="string" office:string-value="INSERT INTO property (property_type_id, content, item_id) VALUES (10, 'Piastowie', 317);" calcext:value-type="string">
            <text:p>INSERT INTO property (property_type_id, content, item_id) VALUES (10, 'Piastowie', 317);</text:p>
          </table:table-cell>
          <table:table-cell office:value-type="string" calcext:value-type="string">
            <text:p>Sukcesja</text:p>
          </table:table-cell>
          <table:table-cell table:formula="of:=&quot;INSERT INTO property (property_type_id, content, item_id) VALUES (11, '&quot;&amp;[.I5]&amp;&quot;', &quot;&amp;[.B5]&amp;&quot;);&quot;" office:value-type="string" office:string-value="INSERT INTO property (property_type_id, content, item_id) VALUES (11, 'Sukcesja', 317);" calcext:value-type="string">
            <text:p>INSERT INTO property (property_type_id, content, item_id) VALUES (11, 'Sukcesja', 317);</text:p>
          </table:table-cell>
          <table:table-cell office:value-type="string" calcext:value-type="string">
            <text:p>Król Polski</text:p>
          </table:table-cell>
          <table:table-cell table:formula="of:=&quot;INSERT INTO property (property_type_id, content, item_id) VALUES (12, '&quot;&amp;[.K5]&amp;&quot;', &quot;&amp;[.B5]&amp;&quot;);&quot;" office:value-type="string" office:string-value="INSERT INTO property (property_type_id, content, item_id) VALUES (12, 'Król Polski', 317);" calcext:value-type="string">
            <text:p>INSERT INTO property (property_type_id, content, item_id) VALUES (12, 'Król Polski', 317);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string" calcext:value-type="string">
            <text:p>Bezprym</text:p>
          </table:table-cell>
          <table:table-cell table:formula="of:=&quot;INSERT INTO item (id, name, topic_id) VALUES (&quot;&amp;[.B6]&amp;&quot;, '&quot;&amp;[.C6]&amp;&quot;', 3);&quot;" office:value-type="string" office:string-value="INSERT INTO item (id, name, topic_id) VALUES (318, 'Bezprym', 3);" calcext:value-type="string">
            <text:p>INSERT INTO item (id, name, topic_id) VALUES (318, 'Bezprym', 3);</text:p>
          </table:table-cell>
          <table:table-cell office:value-type="string" calcext:value-type="string">
            <text:p>1031 – 1032</text:p>
          </table:table-cell>
          <table:table-cell table:formula="of:=&quot;INSERT INTO property (property_type_id, content, item_id) VALUES (9, '&quot;&amp;[.E6]&amp;&quot;', &quot;&amp;[.B6]&amp;&quot;);&quot;" office:value-type="string" office:string-value="INSERT INTO property (property_type_id, content, item_id) VALUES (9, '1031 – 1032', 318);" calcext:value-type="string">
            <text:p>INSERT INTO property (property_type_id, content, item_id) VALUES (9, '1031 – 1032', 318);</text:p>
          </table:table-cell>
          <table:table-cell office:value-type="string" calcext:value-type="string">
            <text:p>Piastowie</text:p>
          </table:table-cell>
          <table:table-cell table:formula="of:=&quot;INSERT INTO property (property_type_id, content, item_id) VALUES (10, '&quot;&amp;[.G6]&amp;&quot;', &quot;&amp;[.B6]&amp;&quot;);&quot;" office:value-type="string" office:string-value="INSERT INTO property (property_type_id, content, item_id) VALUES (10, 'Piastowie', 318);" calcext:value-type="string">
            <text:p>INSERT INTO property (property_type_id, content, item_id) VALUES (10, 'Piastowie', 318);</text:p>
          </table:table-cell>
          <table:table-cell office:value-type="string" calcext:value-type="string">
            <text:p>Uzurpacja</text:p>
          </table:table-cell>
          <table:table-cell table:formula="of:=&quot;INSERT INTO property (property_type_id, content, item_id) VALUES (11, '&quot;&amp;[.I6]&amp;&quot;', &quot;&amp;[.B6]&amp;&quot;);&quot;" office:value-type="string" office:string-value="INSERT INTO property (property_type_id, content, item_id) VALUES (11, 'Uzurpacja', 318);" calcext:value-type="string">
            <text:p>INSERT INTO property (property_type_id, content, item_id) VALUES (11, 'Uzurpacja', 318);</text:p>
          </table:table-cell>
          <table:table-cell office:value-type="string" calcext:value-type="string">
            <text:p>Książę Polski</text:p>
          </table:table-cell>
          <table:table-cell table:formula="of:=&quot;INSERT INTO property (property_type_id, content, item_id) VALUES (12, '&quot;&amp;[.K6]&amp;&quot;', &quot;&amp;[.B6]&amp;&quot;);&quot;" office:value-type="string" office:string-value="INSERT INTO property (property_type_id, content, item_id) VALUES (12, 'Książę Polski', 318);" calcext:value-type="string">
            <text:p>INSERT INTO property (property_type_id, content, item_id) VALUES (12, 'Książę Polski', 318);</text:p>
          </table:table-cell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office:value-type="string" calcext:value-type="string">
            <text:p>Otto Bolesławowic</text:p>
          </table:table-cell>
          <table:table-cell table:formula="of:=&quot;INSERT INTO item (id, name, topic_id) VALUES (&quot;&amp;[.B7]&amp;&quot;, '&quot;&amp;[.C7]&amp;&quot;', 3);&quot;" office:value-type="string" office:string-value="INSERT INTO item (id, name, topic_id) VALUES (319, 'Otto Bolesławowic', 3);" calcext:value-type="string">
            <text:p>INSERT INTO item (id, name, topic_id) VALUES (319, 'Otto Bolesławowic', 3);</text:p>
          </table:table-cell>
          <table:table-cell office:value-type="string" calcext:value-type="string">
            <text:p>1032 – 1033</text:p>
          </table:table-cell>
          <table:table-cell table:formula="of:=&quot;INSERT INTO property (property_type_id, content, item_id) VALUES (9, '&quot;&amp;[.E7]&amp;&quot;', &quot;&amp;[.B7]&amp;&quot;);&quot;" office:value-type="string" office:string-value="INSERT INTO property (property_type_id, content, item_id) VALUES (9, '1032 – 1033', 319);" calcext:value-type="string">
            <text:p>INSERT INTO property (property_type_id, content, item_id) VALUES (9, '1032 – 1033', 319);</text:p>
          </table:table-cell>
          <table:table-cell office:value-type="string" calcext:value-type="string">
            <text:p>Piastowie</text:p>
          </table:table-cell>
          <table:table-cell table:formula="of:=&quot;INSERT INTO property (property_type_id, content, item_id) VALUES (10, '&quot;&amp;[.G7]&amp;&quot;', &quot;&amp;[.B7]&amp;&quot;);&quot;" office:value-type="string" office:string-value="INSERT INTO property (property_type_id, content, item_id) VALUES (10, 'Piastowie', 319);" calcext:value-type="string">
            <text:p>INSERT INTO property (property_type_id, content, item_id) VALUES (10, 'Piastowie', 319);</text:p>
          </table:table-cell>
          <table:table-cell office:value-type="string" calcext:value-type="string">
            <text:p>Uzurpacja</text:p>
          </table:table-cell>
          <table:table-cell table:formula="of:=&quot;INSERT INTO property (property_type_id, content, item_id) VALUES (11, '&quot;&amp;[.I7]&amp;&quot;', &quot;&amp;[.B7]&amp;&quot;);&quot;" office:value-type="string" office:string-value="INSERT INTO property (property_type_id, content, item_id) VALUES (11, 'Uzurpacja', 319);" calcext:value-type="string">
            <text:p>INSERT INTO property (property_type_id, content, item_id) VALUES (11, 'Uzurpacja', 319);</text:p>
          </table:table-cell>
          <table:table-cell office:value-type="string" calcext:value-type="string">
            <text:p>Polski książę dzielnicowy</text:p>
          </table:table-cell>
          <table:table-cell table:formula="of:=&quot;INSERT INTO property (property_type_id, content, item_id) VALUES (12, '&quot;&amp;[.K7]&amp;&quot;', &quot;&amp;[.B7]&amp;&quot;);&quot;" office:value-type="string" office:string-value="INSERT INTO property (property_type_id, content, item_id) VALUES (12, 'Polski książę dzielnicowy', 319);" calcext:value-type="string">
            <text:p>INSERT INTO property (property_type_id, content, item_id) VALUES (12, 'Polski książę dzielnicowy', 319);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string" calcext:value-type="string">
            <text:p>Dytryk</text:p>
          </table:table-cell>
          <table:table-cell table:formula="of:=&quot;INSERT INTO item (id, name, topic_id) VALUES (&quot;&amp;[.B8]&amp;&quot;, '&quot;&amp;[.C8]&amp;&quot;', 3);&quot;" office:value-type="string" office:string-value="INSERT INTO item (id, name, topic_id) VALUES (320, 'Dytryk', 3);" calcext:value-type="string">
            <text:p>INSERT INTO item (id, name, topic_id) VALUES (320, 'Dytryk', 3);</text:p>
          </table:table-cell>
          <table:table-cell office:value-type="string" calcext:value-type="string">
            <text:p>1032 – 1033</text:p>
          </table:table-cell>
          <table:table-cell table:formula="of:=&quot;INSERT INTO property (property_type_id, content, item_id) VALUES (9, '&quot;&amp;[.E8]&amp;&quot;', &quot;&amp;[.B8]&amp;&quot;);&quot;" office:value-type="string" office:string-value="INSERT INTO property (property_type_id, content, item_id) VALUES (9, '1032 – 1033', 320);" calcext:value-type="string">
            <text:p>INSERT INTO property (property_type_id, content, item_id) VALUES (9, '1032 – 1033', 320);</text:p>
          </table:table-cell>
          <table:table-cell office:value-type="string" calcext:value-type="string">
            <text:p>Piastowie</text:p>
          </table:table-cell>
          <table:table-cell table:formula="of:=&quot;INSERT INTO property (property_type_id, content, item_id) VALUES (10, '&quot;&amp;[.G8]&amp;&quot;', &quot;&amp;[.B8]&amp;&quot;);&quot;" office:value-type="string" office:string-value="INSERT INTO property (property_type_id, content, item_id) VALUES (10, 'Piastowie', 320);" calcext:value-type="string">
            <text:p>INSERT INTO property (property_type_id, content, item_id) VALUES (10, 'Piastowie', 320);</text:p>
          </table:table-cell>
          <table:table-cell office:value-type="string" calcext:value-type="string">
            <text:p>Uzurpacja</text:p>
          </table:table-cell>
          <table:table-cell table:formula="of:=&quot;INSERT INTO property (property_type_id, content, item_id) VALUES (11, '&quot;&amp;[.I8]&amp;&quot;', &quot;&amp;[.B8]&amp;&quot;);&quot;" office:value-type="string" office:string-value="INSERT INTO property (property_type_id, content, item_id) VALUES (11, 'Uzurpacja', 320);" calcext:value-type="string">
            <text:p>INSERT INTO property (property_type_id, content, item_id) VALUES (11, 'Uzurpacja', 320);</text:p>
          </table:table-cell>
          <table:table-cell office:value-type="string" calcext:value-type="string">
            <text:p>Polski książę dzielnicowy</text:p>
          </table:table-cell>
          <table:table-cell table:formula="of:=&quot;INSERT INTO property (property_type_id, content, item_id) VALUES (12, '&quot;&amp;[.K8]&amp;&quot;', &quot;&amp;[.B8]&amp;&quot;);&quot;" office:value-type="string" office:string-value="INSERT INTO property (property_type_id, content, item_id) VALUES (12, 'Polski książę dzielnicowy', 320);" calcext:value-type="string">
            <text:p>INSERT INTO property (property_type_id, content, item_id) VALUES (12, 'Polski książę dzielnicowy', 320);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string" calcext:value-type="string">
            <text:p>Kazimierz I Odnowiciel</text:p>
          </table:table-cell>
          <table:table-cell table:formula="of:=&quot;INSERT INTO item (id, name, topic_id) VALUES (&quot;&amp;[.B9]&amp;&quot;, '&quot;&amp;[.C9]&amp;&quot;', 3);&quot;" office:value-type="string" office:string-value="INSERT INTO item (id, name, topic_id) VALUES (321, 'Kazimierz I Odnowiciel', 3);" calcext:value-type="string">
            <text:p>INSERT INTO item (id, name, topic_id) VALUES (321, 'Kazimierz I Odnowiciel', 3);</text:p>
          </table:table-cell>
          <table:table-cell office:value-type="string" calcext:value-type="string">
            <text:p>1034 – 1058</text:p>
          </table:table-cell>
          <table:table-cell table:formula="of:=&quot;INSERT INTO property (property_type_id, content, item_id) VALUES (9, '&quot;&amp;[.E9]&amp;&quot;', &quot;&amp;[.B9]&amp;&quot;);&quot;" office:value-type="string" office:string-value="INSERT INTO property (property_type_id, content, item_id) VALUES (9, '1034 – 1058', 321);" calcext:value-type="string">
            <text:p>INSERT INTO property (property_type_id, content, item_id) VALUES (9, '1034 – 1058', 321);</text:p>
          </table:table-cell>
          <table:table-cell office:value-type="string" calcext:value-type="string">
            <text:p>Piastowie</text:p>
          </table:table-cell>
          <table:table-cell table:formula="of:=&quot;INSERT INTO property (property_type_id, content, item_id) VALUES (10, '&quot;&amp;[.G9]&amp;&quot;', &quot;&amp;[.B9]&amp;&quot;);&quot;" office:value-type="string" office:string-value="INSERT INTO property (property_type_id, content, item_id) VALUES (10, 'Piastowie', 321);" calcext:value-type="string">
            <text:p>INSERT INTO property (property_type_id, content, item_id) VALUES (10, 'Piastowie', 321);</text:p>
          </table:table-cell>
          <table:table-cell office:value-type="string" calcext:value-type="string">
            <text:p>Sukcesja</text:p>
          </table:table-cell>
          <table:table-cell table:formula="of:=&quot;INSERT INTO property (property_type_id, content, item_id) VALUES (11, '&quot;&amp;[.I9]&amp;&quot;', &quot;&amp;[.B9]&amp;&quot;);&quot;" office:value-type="string" office:string-value="INSERT INTO property (property_type_id, content, item_id) VALUES (11, 'Sukcesja', 321);" calcext:value-type="string">
            <text:p>INSERT INTO property (property_type_id, content, item_id) VALUES (11, 'Sukcesja', 321);</text:p>
          </table:table-cell>
          <table:table-cell office:value-type="string" calcext:value-type="string">
            <text:p>Książę Polski</text:p>
          </table:table-cell>
          <table:table-cell table:formula="of:=&quot;INSERT INTO property (property_type_id, content, item_id) VALUES (12, '&quot;&amp;[.K9]&amp;&quot;', &quot;&amp;[.B9]&amp;&quot;);&quot;" office:value-type="string" office:string-value="INSERT INTO property (property_type_id, content, item_id) VALUES (12, 'Książę Polski', 321);" calcext:value-type="string">
            <text:p>INSERT INTO property (property_type_id, content, item_id) VALUES (12, 'Książę Polski', 321);</text:p>
          </table:table-cell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Bolesław II Szczodry</text:p>
          </table:table-cell>
          <table:table-cell table:formula="of:=&quot;INSERT INTO item (id, name, topic_id) VALUES (&quot;&amp;[.B10]&amp;&quot;, '&quot;&amp;[.C10]&amp;&quot;', 3);&quot;" office:value-type="string" office:string-value="INSERT INTO item (id, name, topic_id) VALUES (322, 'Bolesław II Szczodry', 3);" calcext:value-type="string">
            <text:p>INSERT INTO item (id, name, topic_id) VALUES (322, 'Bolesław II Szczodry', 3);</text:p>
          </table:table-cell>
          <table:table-cell office:value-type="string" calcext:value-type="string">
            <text:p>1058 – 1079</text:p>
          </table:table-cell>
          <table:table-cell table:formula="of:=&quot;INSERT INTO property (property_type_id, content, item_id) VALUES (9, '&quot;&amp;[.E10]&amp;&quot;', &quot;&amp;[.B10]&amp;&quot;);&quot;" office:value-type="string" office:string-value="INSERT INTO property (property_type_id, content, item_id) VALUES (9, '1058 – 1079', 322);" calcext:value-type="string">
            <text:p>INSERT INTO property (property_type_id, content, item_id) VALUES (9, '1058 – 1079', 322);</text:p>
          </table:table-cell>
          <table:table-cell office:value-type="string" calcext:value-type="string">
            <text:p>Piastowie</text:p>
          </table:table-cell>
          <table:table-cell table:formula="of:=&quot;INSERT INTO property (property_type_id, content, item_id) VALUES (10, '&quot;&amp;[.G10]&amp;&quot;', &quot;&amp;[.B10]&amp;&quot;);&quot;" office:value-type="string" office:string-value="INSERT INTO property (property_type_id, content, item_id) VALUES (10, 'Piastowie', 322);" calcext:value-type="string">
            <text:p>INSERT INTO property (property_type_id, content, item_id) VALUES (10, 'Piastowie', 322);</text:p>
          </table:table-cell>
          <table:table-cell office:value-type="string" calcext:value-type="string">
            <text:p>Sukcesja</text:p>
          </table:table-cell>
          <table:table-cell table:formula="of:=&quot;INSERT INTO property (property_type_id, content, item_id) VALUES (11, '&quot;&amp;[.I10]&amp;&quot;', &quot;&amp;[.B10]&amp;&quot;);&quot;" office:value-type="string" office:string-value="INSERT INTO property (property_type_id, content, item_id) VALUES (11, 'Sukcesja', 322);" calcext:value-type="string">
            <text:p>INSERT INTO property (property_type_id, content, item_id) VALUES (11, 'Sukcesja', 322);</text:p>
          </table:table-cell>
          <table:table-cell office:value-type="string" calcext:value-type="string">
            <text:p>Król Polski</text:p>
          </table:table-cell>
          <table:table-cell table:formula="of:=&quot;INSERT INTO property (property_type_id, content, item_id) VALUES (12, '&quot;&amp;[.K10]&amp;&quot;', &quot;&amp;[.B10]&amp;&quot;);&quot;" office:value-type="string" office:string-value="INSERT INTO property (property_type_id, content, item_id) VALUES (12, 'Król Polski', 322);" calcext:value-type="string">
            <text:p>INSERT INTO property (property_type_id, content, item_id) VALUES (12, 'Król Polski', 322);</text:p>
          </table:table-cell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table:style-name="ce6" office:value-type="string" calcext:value-type="string">
            <text:p>Władysław I Herman</text:p>
          </table:table-cell>
          <table:table-cell table:formula="of:=&quot;INSERT INTO item (id, name, topic_id) VALUES (&quot;&amp;[.B11]&amp;&quot;, '&quot;&amp;[.C11]&amp;&quot;', 3);&quot;" office:value-type="string" office:string-value="INSERT INTO item (id, name, topic_id) VALUES (323, 'Władysław I Herman', 3);" calcext:value-type="string">
            <text:p>INSERT INTO item (id, name, topic_id) VALUES (323, 'Władysław I Herman', 3);</text:p>
          </table:table-cell>
          <table:table-cell table:style-name="ce6" office:value-type="string" calcext:value-type="string">
            <text:p>1079 – 1102</text:p>
          </table:table-cell>
          <table:table-cell table:formula="of:=&quot;INSERT INTO property (property_type_id, content, item_id) VALUES (9, '&quot;&amp;[.E11]&amp;&quot;', &quot;&amp;[.B11]&amp;&quot;);&quot;" office:value-type="string" office:string-value="INSERT INTO property (property_type_id, content, item_id) VALUES (9, '1079 – 1102', 323);" calcext:value-type="string">
            <text:p>INSERT INTO property (property_type_id, content, item_id) VALUES (9, '1079 – 1102', 323);</text:p>
          </table:table-cell>
          <table:table-cell table:style-name="ce6" office:value-type="string" calcext:value-type="string">
            <text:p>Piastowie</text:p>
          </table:table-cell>
          <table:table-cell table:formula="of:=&quot;INSERT INTO property (property_type_id, content, item_id) VALUES (10, '&quot;&amp;[.G11]&amp;&quot;', &quot;&amp;[.B11]&amp;&quot;);&quot;" office:value-type="string" office:string-value="INSERT INTO property (property_type_id, content, item_id) VALUES (10, 'Piastowie', 323);" calcext:value-type="string">
            <text:p>INSERT INTO property (property_type_id, content, item_id) VALUES (10, 'Piastowie', 323);</text:p>
          </table:table-cell>
          <table:table-cell table:style-name="ce6" office:value-type="string" calcext:value-type="string">
            <text:p>Sukcesja</text:p>
          </table:table-cell>
          <table:table-cell table:formula="of:=&quot;INSERT INTO property (property_type_id, content, item_id) VALUES (11, '&quot;&amp;[.I11]&amp;&quot;', &quot;&amp;[.B11]&amp;&quot;);&quot;" office:value-type="string" office:string-value="INSERT INTO property (property_type_id, content, item_id) VALUES (11, 'Sukcesja', 323);" calcext:value-type="string">
            <text:p>INSERT INTO property (property_type_id, content, item_id) VALUES (11, 'Sukcesja', 323);</text:p>
          </table:table-cell>
          <table:table-cell table:style-name="ce6" office:value-type="string" calcext:value-type="string">
            <text:p>Książę Polski</text:p>
          </table:table-cell>
          <table:table-cell table:formula="of:=&quot;INSERT INTO property (property_type_id, content, item_id) VALUES (12, '&quot;&amp;[.K11]&amp;&quot;', &quot;&amp;[.B11]&amp;&quot;);&quot;" office:value-type="string" office:string-value="INSERT INTO property (property_type_id, content, item_id) VALUES (12, 'Książę Polski', 323);" calcext:value-type="string">
            <text:p>INSERT INTO property (property_type_id, content, item_id) VALUES (12, 'Książę Polski', 323);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table:style-name="ce6" office:value-type="string" calcext:value-type="string">
            <text:p>Mieszko Bolesławowic</text:p>
          </table:table-cell>
          <table:table-cell table:formula="of:=&quot;INSERT INTO item (id, name, topic_id) VALUES (&quot;&amp;[.B12]&amp;&quot;, '&quot;&amp;[.C12]&amp;&quot;', 3);&quot;" office:value-type="string" office:string-value="INSERT INTO item (id, name, topic_id) VALUES (324, 'Mieszko Bolesławowic', 3);" calcext:value-type="string">
            <text:p>INSERT INTO item (id, name, topic_id) VALUES (324, 'Mieszko Bolesławowic', 3);</text:p>
          </table:table-cell>
          <table:table-cell table:style-name="ce6" office:value-type="string" calcext:value-type="string">
            <text:p>1086 – 1089</text:p>
          </table:table-cell>
          <table:table-cell table:formula="of:=&quot;INSERT INTO property (property_type_id, content, item_id) VALUES (9, '&quot;&amp;[.E12]&amp;&quot;', &quot;&amp;[.B12]&amp;&quot;);&quot;" office:value-type="string" office:string-value="INSERT INTO property (property_type_id, content, item_id) VALUES (9, '1086 – 1089', 324);" calcext:value-type="string">
            <text:p>INSERT INTO property (property_type_id, content, item_id) VALUES (9, '1086 – 1089', 324);</text:p>
          </table:table-cell>
          <table:table-cell table:style-name="ce6" office:value-type="string" calcext:value-type="string">
            <text:p>Piastowie</text:p>
          </table:table-cell>
          <table:table-cell table:formula="of:=&quot;INSERT INTO property (property_type_id, content, item_id) VALUES (10, '&quot;&amp;[.G12]&amp;&quot;', &quot;&amp;[.B12]&amp;&quot;);&quot;" office:value-type="string" office:string-value="INSERT INTO property (property_type_id, content, item_id) VALUES (10, 'Piastowie', 324);" calcext:value-type="string">
            <text:p>INSERT INTO property (property_type_id, content, item_id) VALUES (10, 'Piastowie', 324);</text:p>
          </table:table-cell>
          <table:table-cell table:style-name="ce6" office:value-type="string" calcext:value-type="string">
            <text:p>Sukcesja</text:p>
          </table:table-cell>
          <table:table-cell table:formula="of:=&quot;INSERT INTO property (property_type_id, content, item_id) VALUES (11, '&quot;&amp;[.I12]&amp;&quot;', &quot;&amp;[.B12]&amp;&quot;);&quot;" office:value-type="string" office:string-value="INSERT INTO property (property_type_id, content, item_id) VALUES (11, 'Sukcesja', 324);" calcext:value-type="string">
            <text:p>INSERT INTO property (property_type_id, content, item_id) VALUES (11, 'Sukcesja', 324);</text:p>
          </table:table-cell>
          <table:table-cell table:style-name="ce6" office:value-type="string" calcext:value-type="string">
            <text:p>Książę Polski</text:p>
          </table:table-cell>
          <table:table-cell table:formula="of:=&quot;INSERT INTO property (property_type_id, content, item_id) VALUES (12, '&quot;&amp;[.K12]&amp;&quot;', &quot;&amp;[.B12]&amp;&quot;);&quot;" office:value-type="string" office:string-value="INSERT INTO property (property_type_id, content, item_id) VALUES (12, 'Książę Polski', 324);" calcext:value-type="string">
            <text:p>INSERT INTO property (property_type_id, content, item_id) VALUES (12, 'Książę Polski', 324);</text:p>
          </table:table-cell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table:style-name="ce6" office:value-type="string" calcext:value-type="string">
            <text:p>Zbigniew</text:p>
          </table:table-cell>
          <table:table-cell table:formula="of:=&quot;INSERT INTO item (id, name, topic_id) VALUES (&quot;&amp;[.B13]&amp;&quot;, '&quot;&amp;[.C13]&amp;&quot;', 3);&quot;" office:value-type="string" office:string-value="INSERT INTO item (id, name, topic_id) VALUES (325, 'Zbigniew', 3);" calcext:value-type="string">
            <text:p>INSERT INTO item (id, name, topic_id) VALUES (325, 'Zbigniew', 3);</text:p>
          </table:table-cell>
          <table:table-cell table:style-name="ce6" office:value-type="string" calcext:value-type="string">
            <text:p>1098 – 1102 </text:p>
          </table:table-cell>
          <table:table-cell table:formula="of:=&quot;INSERT INTO property (property_type_id, content, item_id) VALUES (9, '&quot;&amp;[.E13]&amp;&quot;', &quot;&amp;[.B13]&amp;&quot;);&quot;" office:value-type="string" office:string-value="INSERT INTO property (property_type_id, content, item_id) VALUES (9, '1098 – 1102 ', 325);" calcext:value-type="string">
            <text:p>INSERT INTO property (property_type_id, content, item_id) VALUES (9, '1098 – 1102 ', 325);</text:p>
          </table:table-cell>
          <table:table-cell table:style-name="ce6" office:value-type="string" calcext:value-type="string">
            <text:p>Piastowie</text:p>
          </table:table-cell>
          <table:table-cell table:formula="of:=&quot;INSERT INTO property (property_type_id, content, item_id) VALUES (10, '&quot;&amp;[.G13]&amp;&quot;', &quot;&amp;[.B13]&amp;&quot;);&quot;" office:value-type="string" office:string-value="INSERT INTO property (property_type_id, content, item_id) VALUES (10, 'Piastowie', 325);" calcext:value-type="string">
            <text:p>INSERT INTO property (property_type_id, content, item_id) VALUES (10, 'Piastowie', 325);</text:p>
          </table:table-cell>
          <table:table-cell table:style-name="ce6" office:value-type="string" calcext:value-type="string">
            <text:p>Sukcesja</text:p>
          </table:table-cell>
          <table:table-cell table:formula="of:=&quot;INSERT INTO property (property_type_id, content, item_id) VALUES (11, '&quot;&amp;[.I13]&amp;&quot;', &quot;&amp;[.B13]&amp;&quot;);&quot;" office:value-type="string" office:string-value="INSERT INTO property (property_type_id, content, item_id) VALUES (11, 'Sukcesja', 325);" calcext:value-type="string">
            <text:p>INSERT INTO property (property_type_id, content, item_id) VALUES (11, 'Sukcesja', 325);</text:p>
          </table:table-cell>
          <table:table-cell table:style-name="ce6" office:value-type="string" calcext:value-type="string">
            <text:p>Polski książę dzielnicowy</text:p>
          </table:table-cell>
          <table:table-cell table:formula="of:=&quot;INSERT INTO property (property_type_id, content, item_id) VALUES (12, '&quot;&amp;[.K13]&amp;&quot;', &quot;&amp;[.B13]&amp;&quot;);&quot;" office:value-type="string" office:string-value="INSERT INTO property (property_type_id, content, item_id) VALUES (12, 'Polski książę dzielnicowy', 325);" calcext:value-type="string">
            <text:p>INSERT INTO property (property_type_id, content, item_id) VALUES (12, 'Polski książę dzielnicowy', 325);</text:p>
          </table:table-cell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table:style-name="ce6" office:value-type="string" calcext:value-type="string">
            <text:p>Bolesław III Krzywousty</text:p>
          </table:table-cell>
          <table:table-cell table:formula="of:=&quot;INSERT INTO item (id, name, topic_id) VALUES (&quot;&amp;[.B14]&amp;&quot;, '&quot;&amp;[.C14]&amp;&quot;', 3);&quot;" office:value-type="string" office:string-value="INSERT INTO item (id, name, topic_id) VALUES (326, 'Bolesław III Krzywousty', 3);" calcext:value-type="string">
            <text:p>INSERT INTO item (id, name, topic_id) VALUES (326, 'Bolesław III Krzywousty', 3);</text:p>
          </table:table-cell>
          <table:table-cell table:style-name="ce6" office:value-type="string" calcext:value-type="string">
            <text:p>1098 – 1138</text:p>
          </table:table-cell>
          <table:table-cell table:formula="of:=&quot;INSERT INTO property (property_type_id, content, item_id) VALUES (9, '&quot;&amp;[.E14]&amp;&quot;', &quot;&amp;[.B14]&amp;&quot;);&quot;" office:value-type="string" office:string-value="INSERT INTO property (property_type_id, content, item_id) VALUES (9, '1098 – 1138', 326);" calcext:value-type="string">
            <text:p>INSERT INTO property (property_type_id, content, item_id) VALUES (9, '1098 – 1138', 326);</text:p>
          </table:table-cell>
          <table:table-cell table:style-name="ce6" office:value-type="string" calcext:value-type="string">
            <text:p>Piastowie</text:p>
          </table:table-cell>
          <table:table-cell table:formula="of:=&quot;INSERT INTO property (property_type_id, content, item_id) VALUES (10, '&quot;&amp;[.G14]&amp;&quot;', &quot;&amp;[.B14]&amp;&quot;);&quot;" office:value-type="string" office:string-value="INSERT INTO property (property_type_id, content, item_id) VALUES (10, 'Piastowie', 326);" calcext:value-type="string">
            <text:p>INSERT INTO property (property_type_id, content, item_id) VALUES (10, 'Piastowie', 326);</text:p>
          </table:table-cell>
          <table:table-cell table:style-name="ce6" office:value-type="string" calcext:value-type="string">
            <text:p>Sukcesja</text:p>
          </table:table-cell>
          <table:table-cell table:formula="of:=&quot;INSERT INTO property (property_type_id, content, item_id) VALUES (11, '&quot;&amp;[.I14]&amp;&quot;', &quot;&amp;[.B14]&amp;&quot;);&quot;" office:value-type="string" office:string-value="INSERT INTO property (property_type_id, content, item_id) VALUES (11, 'Sukcesja', 326);" calcext:value-type="string">
            <text:p>INSERT INTO property (property_type_id, content, item_id) VALUES (11, 'Sukcesja', 326);</text:p>
          </table:table-cell>
          <table:table-cell table:style-name="ce6" office:value-type="string" calcext:value-type="string">
            <text:p>Książę Polski</text:p>
          </table:table-cell>
          <table:table-cell table:formula="of:=&quot;INSERT INTO property (property_type_id, content, item_id) VALUES (12, '&quot;&amp;[.K14]&amp;&quot;', &quot;&amp;[.B14]&amp;&quot;);&quot;" office:value-type="string" office:string-value="INSERT INTO property (property_type_id, content, item_id) VALUES (12, 'Książę Polski', 326);" calcext:value-type="string">
            <text:p>INSERT INTO property (property_type_id, content, item_id) VALUES (12, 'Książę Polski', 326);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table:style-name="ce6" office:value-type="string" calcext:value-type="string">
            <text:p>Władysław II Wygnaniec </text:p>
          </table:table-cell>
          <table:table-cell table:formula="of:=&quot;INSERT INTO item (id, name, topic_id) VALUES (&quot;&amp;[.B15]&amp;&quot;, '&quot;&amp;[.C15]&amp;&quot;', 3);&quot;" office:value-type="string" office:string-value="INSERT INTO item (id, name, topic_id) VALUES (327, 'Władysław II Wygnaniec ', 3);" calcext:value-type="string">
            <text:p>INSERT INTO item (id, name, topic_id) VALUES (327, 'Władysław II Wygnaniec ', 3);</text:p>
          </table:table-cell>
          <table:table-cell table:style-name="ce6" office:value-type="string" calcext:value-type="string">
            <text:p>1138 – 1146</text:p>
          </table:table-cell>
          <table:table-cell table:formula="of:=&quot;INSERT INTO property (property_type_id, content, item_id) VALUES (9, '&quot;&amp;[.E15]&amp;&quot;', &quot;&amp;[.B15]&amp;&quot;);&quot;" office:value-type="string" office:string-value="INSERT INTO property (property_type_id, content, item_id) VALUES (9, '1138 – 1146', 327);" calcext:value-type="string">
            <text:p>INSERT INTO property (property_type_id, content, item_id) VALUES (9, '1138 – 1146', 327);</text:p>
          </table:table-cell>
          <table:table-cell table:style-name="ce6" office:value-type="string" calcext:value-type="string">
            <text:p>Piastowie</text:p>
          </table:table-cell>
          <table:table-cell table:formula="of:=&quot;INSERT INTO property (property_type_id, content, item_id) VALUES (10, '&quot;&amp;[.G15]&amp;&quot;', &quot;&amp;[.B15]&amp;&quot;);&quot;" office:value-type="string" office:string-value="INSERT INTO property (property_type_id, content, item_id) VALUES (10, 'Piastowie', 327);" calcext:value-type="string">
            <text:p>INSERT INTO property (property_type_id, content, item_id) VALUES (10, 'Piastowie', 327);</text:p>
          </table:table-cell>
          <table:table-cell table:style-name="ce6" office:value-type="string" calcext:value-type="string">
            <text:p>Sukcesja</text:p>
          </table:table-cell>
          <table:table-cell table:formula="of:=&quot;INSERT INTO property (property_type_id, content, item_id) VALUES (11, '&quot;&amp;[.I15]&amp;&quot;', &quot;&amp;[.B15]&amp;&quot;);&quot;" office:value-type="string" office:string-value="INSERT INTO property (property_type_id, content, item_id) VALUES (11, 'Sukcesja', 327);" calcext:value-type="string">
            <text:p>INSERT INTO property (property_type_id, content, item_id) VALUES (11, 'Sukcesja', 327);</text:p>
          </table:table-cell>
          <table:table-cell table:style-name="ce6" office:value-type="string" calcext:value-type="string">
            <text:p>Książę senior Polski</text:p>
          </table:table-cell>
          <table:table-cell table:formula="of:=&quot;INSERT INTO property (property_type_id, content, item_id) VALUES (12, '&quot;&amp;[.K15]&amp;&quot;', &quot;&amp;[.B15]&amp;&quot;);&quot;" office:value-type="string" office:string-value="INSERT INTO property (property_type_id, content, item_id) VALUES (12, 'Książę senior Polski', 327);" calcext:value-type="string">
            <text:p>INSERT INTO property (property_type_id, content, item_id) VALUES (12, 'Książę senior Polski', 327);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table:style-name="ce6" office:value-type="string" calcext:value-type="string">
            <text:p>Bolesław IV Kędzierzawy</text:p>
          </table:table-cell>
          <table:table-cell table:formula="of:=&quot;INSERT INTO item (id, name, topic_id) VALUES (&quot;&amp;[.B16]&amp;&quot;, '&quot;&amp;[.C16]&amp;&quot;', 3);&quot;" office:value-type="string" office:string-value="INSERT INTO item (id, name, topic_id) VALUES (328, 'Bolesław IV Kędzierzawy', 3);" calcext:value-type="string">
            <text:p>INSERT INTO item (id, name, topic_id) VALUES (328, 'Bolesław IV Kędzierzawy', 3);</text:p>
          </table:table-cell>
          <table:table-cell table:style-name="ce6" office:value-type="string" calcext:value-type="string">
            <text:p>1146 – 1173 </text:p>
          </table:table-cell>
          <table:table-cell table:formula="of:=&quot;INSERT INTO property (property_type_id, content, item_id) VALUES (9, '&quot;&amp;[.E16]&amp;&quot;', &quot;&amp;[.B16]&amp;&quot;);&quot;" office:value-type="string" office:string-value="INSERT INTO property (property_type_id, content, item_id) VALUES (9, '1146 – 1173 ', 328);" calcext:value-type="string">
            <text:p>INSERT INTO property (property_type_id, content, item_id) VALUES (9, '1146 – 1173 ', 328);</text:p>
          </table:table-cell>
          <table:table-cell table:style-name="ce6" office:value-type="string" calcext:value-type="string">
            <text:p>Piastowie</text:p>
          </table:table-cell>
          <table:table-cell table:formula="of:=&quot;INSERT INTO property (property_type_id, content, item_id) VALUES (10, '&quot;&amp;[.G16]&amp;&quot;', &quot;&amp;[.B16]&amp;&quot;);&quot;" office:value-type="string" office:string-value="INSERT INTO property (property_type_id, content, item_id) VALUES (10, 'Piastowie', 328);" calcext:value-type="string">
            <text:p>INSERT INTO property (property_type_id, content, item_id) VALUES (10, 'Piastowie', 328);</text:p>
          </table:table-cell>
          <table:table-cell table:style-name="ce6" office:value-type="string" calcext:value-type="string">
            <text:p>Sukcesja</text:p>
          </table:table-cell>
          <table:table-cell table:formula="of:=&quot;INSERT INTO property (property_type_id, content, item_id) VALUES (11, '&quot;&amp;[.I16]&amp;&quot;', &quot;&amp;[.B16]&amp;&quot;);&quot;" office:value-type="string" office:string-value="INSERT INTO property (property_type_id, content, item_id) VALUES (11, 'Sukcesja', 328);" calcext:value-type="string">
            <text:p>INSERT INTO property (property_type_id, content, item_id) VALUES (11, 'Sukcesja', 328);</text:p>
          </table:table-cell>
          <table:table-cell table:style-name="ce6" office:value-type="string" calcext:value-type="string">
            <text:p>Książę senior Polski</text:p>
          </table:table-cell>
          <table:table-cell table:formula="of:=&quot;INSERT INTO property (property_type_id, content, item_id) VALUES (12, '&quot;&amp;[.K16]&amp;&quot;', &quot;&amp;[.B16]&amp;&quot;);&quot;" office:value-type="string" office:string-value="INSERT INTO property (property_type_id, content, item_id) VALUES (12, 'Książę senior Polski', 328);" calcext:value-type="string">
            <text:p>INSERT INTO property (property_type_id, content, item_id) VALUES (12, 'Książę senior Polski', 328);</text:p>
          </table:table-cell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table:style-name="ce6" office:value-type="string" calcext:value-type="string">
            <text:p>Mieszko III Stary</text:p>
          </table:table-cell>
          <table:table-cell table:formula="of:=&quot;INSERT INTO item (id, name, topic_id) VALUES (&quot;&amp;[.B17]&amp;&quot;, '&quot;&amp;[.C17]&amp;&quot;', 3);&quot;" office:value-type="string" office:string-value="INSERT INTO item (id, name, topic_id) VALUES (329, 'Mieszko III Stary', 3);" calcext:value-type="string">
            <text:p>INSERT INTO item (id, name, topic_id) VALUES (329, 'Mieszko III Stary', 3);</text:p>
          </table:table-cell>
          <table:table-cell table:style-name="ce6" office:value-type="string" calcext:value-type="string">
            <text:p>1173 – 1177, 1191, 1198 – 1199, 1199 – 1202</text:p>
          </table:table-cell>
          <table:table-cell table:formula="of:=&quot;INSERT INTO property (property_type_id, content, item_id) VALUES (9, '&quot;&amp;[.E17]&amp;&quot;', &quot;&amp;[.B17]&amp;&quot;);&quot;" office:value-type="string" office:string-value="INSERT INTO property (property_type_id, content, item_id) VALUES (9, '1173 – 1177, 1191, 1198 – 1199, 1199 – 1202', 329);" calcext:value-type="string">
            <text:p>INSERT INTO property (property_type_id, content, item_id) VALUES (9, '1173 – 1177, 1191, 1198 – 1199, 1199 – 1202', 329);</text:p>
          </table:table-cell>
          <table:table-cell table:style-name="ce6" office:value-type="string" calcext:value-type="string">
            <text:p>Piastowie</text:p>
          </table:table-cell>
          <table:table-cell table:formula="of:=&quot;INSERT INTO property (property_type_id, content, item_id) VALUES (10, '&quot;&amp;[.G17]&amp;&quot;', &quot;&amp;[.B17]&amp;&quot;);&quot;" office:value-type="string" office:string-value="INSERT INTO property (property_type_id, content, item_id) VALUES (10, 'Piastowie', 329);" calcext:value-type="string">
            <text:p>INSERT INTO property (property_type_id, content, item_id) VALUES (10, 'Piastowie', 329);</text:p>
          </table:table-cell>
          <table:table-cell table:style-name="ce6" office:value-type="string" calcext:value-type="string">
            <text:p>Sukcesja, Uzurpacja</text:p>
          </table:table-cell>
          <table:table-cell table:formula="of:=&quot;INSERT INTO property (property_type_id, content, item_id) VALUES (11, '&quot;&amp;[.I17]&amp;&quot;', &quot;&amp;[.B17]&amp;&quot;);&quot;" office:value-type="string" office:string-value="INSERT INTO property (property_type_id, content, item_id) VALUES (11, 'Sukcesja, Uzurpacja', 329);" calcext:value-type="string">
            <text:p>INSERT INTO property (property_type_id, content, item_id) VALUES (11, 'Sukcesja, Uzurpacja', 329);</text:p>
          </table:table-cell>
          <table:table-cell table:style-name="ce6" office:value-type="string" calcext:value-type="string">
            <text:p>Książę senior Polski</text:p>
          </table:table-cell>
          <table:table-cell table:formula="of:=&quot;INSERT INTO property (property_type_id, content, item_id) VALUES (12, '&quot;&amp;[.K17]&amp;&quot;', &quot;&amp;[.B17]&amp;&quot;);&quot;" office:value-type="string" office:string-value="INSERT INTO property (property_type_id, content, item_id) VALUES (12, 'Książę senior Polski', 329);" calcext:value-type="string">
            <text:p>INSERT INTO property (property_type_id, content, item_id) VALUES (12, 'Książę senior Polski', 329);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style-name="ce6" office:value-type="string" calcext:value-type="string">
            <text:p>Kazimierz II Sprawiedliwy</text:p>
          </table:table-cell>
          <table:table-cell table:formula="of:=&quot;INSERT INTO item (id, name, topic_id) VALUES (&quot;&amp;[.B18]&amp;&quot;, '&quot;&amp;[.C18]&amp;&quot;', 3);&quot;" office:value-type="string" office:string-value="INSERT INTO item (id, name, topic_id) VALUES (330, 'Kazimierz II Sprawiedliwy', 3);" calcext:value-type="string">
            <text:p>INSERT INTO item (id, name, topic_id) VALUES (330, 'Kazimierz II Sprawiedliwy', 3);</text:p>
          </table:table-cell>
          <table:table-cell table:style-name="ce6" office:value-type="string" calcext:value-type="string">
            <text:p>1177 – 1191, 1191 – 1194</text:p>
          </table:table-cell>
          <table:table-cell table:formula="of:=&quot;INSERT INTO property (property_type_id, content, item_id) VALUES (9, '&quot;&amp;[.E18]&amp;&quot;', &quot;&amp;[.B18]&amp;&quot;);&quot;" office:value-type="string" office:string-value="INSERT INTO property (property_type_id, content, item_id) VALUES (9, '1177 – 1191, 1191 – 1194', 330);" calcext:value-type="string">
            <text:p>INSERT INTO property (property_type_id, content, item_id) VALUES (9, '1177 – 1191, 1191 – 1194', 330);</text:p>
          </table:table-cell>
          <table:table-cell table:style-name="ce6" office:value-type="string" calcext:value-type="string">
            <text:p>Piastowie</text:p>
          </table:table-cell>
          <table:table-cell table:formula="of:=&quot;INSERT INTO property (property_type_id, content, item_id) VALUES (10, '&quot;&amp;[.G18]&amp;&quot;', &quot;&amp;[.B18]&amp;&quot;);&quot;" office:value-type="string" office:string-value="INSERT INTO property (property_type_id, content, item_id) VALUES (10, 'Piastowie', 330);" calcext:value-type="string">
            <text:p>INSERT INTO property (property_type_id, content, item_id) VALUES (10, 'Piastowie', 330);</text:p>
          </table:table-cell>
          <table:table-cell table:style-name="ce6" office:value-type="string" calcext:value-type="string">
            <text:p>Uzurpacja</text:p>
          </table:table-cell>
          <table:table-cell table:formula="of:=&quot;INSERT INTO property (property_type_id, content, item_id) VALUES (11, '&quot;&amp;[.I18]&amp;&quot;', &quot;&amp;[.B18]&amp;&quot;);&quot;" office:value-type="string" office:string-value="INSERT INTO property (property_type_id, content, item_id) VALUES (11, 'Uzurpacja', 330);" calcext:value-type="string">
            <text:p>INSERT INTO property (property_type_id, content, item_id) VALUES (11, 'Uzurpacja', 330);</text:p>
          </table:table-cell>
          <table:table-cell table:style-name="ce6" office:value-type="string" calcext:value-type="string">
            <text:p>Książę senior Polski</text:p>
          </table:table-cell>
          <table:table-cell table:formula="of:=&quot;INSERT INTO property (property_type_id, content, item_id) VALUES (12, '&quot;&amp;[.K18]&amp;&quot;', &quot;&amp;[.B18]&amp;&quot;);&quot;" office:value-type="string" office:string-value="INSERT INTO property (property_type_id, content, item_id) VALUES (12, 'Książę senior Polski', 330);" calcext:value-type="string">
            <text:p>INSERT INTO property (property_type_id, content, item_id) VALUES (12, 'Książę senior Polski', 330);</text:p>
          </table:table-cell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table:style-name="ce6" office:value-type="string" calcext:value-type="string">
            <text:p>Leszek I Biały</text:p>
          </table:table-cell>
          <table:table-cell table:formula="of:=&quot;INSERT INTO item (id, name, topic_id) VALUES (&quot;&amp;[.B19]&amp;&quot;, '&quot;&amp;[.C19]&amp;&quot;', 3);&quot;" office:value-type="string" office:string-value="INSERT INTO item (id, name, topic_id) VALUES (331, 'Leszek I Biały', 3);" calcext:value-type="string">
            <text:p>INSERT INTO item (id, name, topic_id) VALUES (331, 'Leszek I Biały', 3);</text:p>
          </table:table-cell>
          <table:table-cell table:style-name="ce6" office:value-type="string" calcext:value-type="string">
            <text:p>1194 – 1198, 1199, 1206 – 1210, 1211 – 1227</text:p>
          </table:table-cell>
          <table:table-cell table:formula="of:=&quot;INSERT INTO property (property_type_id, content, item_id) VALUES (9, '&quot;&amp;[.E19]&amp;&quot;', &quot;&amp;[.B19]&amp;&quot;);&quot;" office:value-type="string" office:string-value="INSERT INTO property (property_type_id, content, item_id) VALUES (9, '1194 – 1198, 1199, 1206 – 1210, 1211 – 1227', 331);" calcext:value-type="string">
            <text:p>INSERT INTO property (property_type_id, content, item_id) VALUES (9, '1194 – 1198, 1199, 1206 – 1210, 1211 – 1227', 331);</text:p>
          </table:table-cell>
          <table:table-cell table:style-name="ce6" office:value-type="string" calcext:value-type="string">
            <text:p>Piastowie</text:p>
          </table:table-cell>
          <table:table-cell table:formula="of:=&quot;INSERT INTO property (property_type_id, content, item_id) VALUES (10, '&quot;&amp;[.G19]&amp;&quot;', &quot;&amp;[.B19]&amp;&quot;);&quot;" office:value-type="string" office:string-value="INSERT INTO property (property_type_id, content, item_id) VALUES (10, 'Piastowie', 331);" calcext:value-type="string">
            <text:p>INSERT INTO property (property_type_id, content, item_id) VALUES (10, 'Piastowie', 331);</text:p>
          </table:table-cell>
          <table:table-cell table:style-name="ce6" office:value-type="string" calcext:value-type="string">
            <text:p>Sukcesja</text:p>
          </table:table-cell>
          <table:table-cell table:formula="of:=&quot;INSERT INTO property (property_type_id, content, item_id) VALUES (11, '&quot;&amp;[.I19]&amp;&quot;', &quot;&amp;[.B19]&amp;&quot;);&quot;" office:value-type="string" office:string-value="INSERT INTO property (property_type_id, content, item_id) VALUES (11, 'Sukcesja', 331);" calcext:value-type="string">
            <text:p>INSERT INTO property (property_type_id, content, item_id) VALUES (11, 'Sukcesja', 331);</text:p>
          </table:table-cell>
          <table:table-cell table:style-name="ce6" office:value-type="string" calcext:value-type="string">
            <text:p>Książę senior Polski</text:p>
          </table:table-cell>
          <table:table-cell table:formula="of:=&quot;INSERT INTO property (property_type_id, content, item_id) VALUES (12, '&quot;&amp;[.K19]&amp;&quot;', &quot;&amp;[.B19]&amp;&quot;);&quot;" office:value-type="string" office:string-value="INSERT INTO property (property_type_id, content, item_id) VALUES (12, 'Książę senior Polski', 331);" calcext:value-type="string">
            <text:p>INSERT INTO property (property_type_id, content, item_id) VALUES (12, 'Książę senior Polski', 331);</text:p>
          </table:table-cell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table:style-name="ce6" office:value-type="string" calcext:value-type="string">
            <text:p>Władysław III Laskonogi</text:p>
          </table:table-cell>
          <table:table-cell table:formula="of:=&quot;INSERT INTO item (id, name, topic_id) VALUES (&quot;&amp;[.B20]&amp;&quot;, '&quot;&amp;[.C20]&amp;&quot;', 3);&quot;" office:value-type="string" office:string-value="INSERT INTO item (id, name, topic_id) VALUES (332, 'Władysław III Laskonogi', 3);" calcext:value-type="string">
            <text:p>INSERT INTO item (id, name, topic_id) VALUES (332, 'Władysław III Laskonogi', 3);</text:p>
          </table:table-cell>
          <table:table-cell table:style-name="ce6" office:value-type="string" calcext:value-type="string">
            <text:p>1202 – 1206, 1228 – 1229</text:p>
          </table:table-cell>
          <table:table-cell table:formula="of:=&quot;INSERT INTO property (property_type_id, content, item_id) VALUES (9, '&quot;&amp;[.E20]&amp;&quot;', &quot;&amp;[.B20]&amp;&quot;);&quot;" office:value-type="string" office:string-value="INSERT INTO property (property_type_id, content, item_id) VALUES (9, '1202 – 1206, 1228 – 1229', 332);" calcext:value-type="string">
            <text:p>INSERT INTO property (property_type_id, content, item_id) VALUES (9, '1202 – 1206, 1228 – 1229', 332);</text:p>
          </table:table-cell>
          <table:table-cell table:style-name="ce6" office:value-type="string" calcext:value-type="string">
            <text:p>Piastowie</text:p>
          </table:table-cell>
          <table:table-cell table:formula="of:=&quot;INSERT INTO property (property_type_id, content, item_id) VALUES (10, '&quot;&amp;[.G20]&amp;&quot;', &quot;&amp;[.B20]&amp;&quot;);&quot;" office:value-type="string" office:string-value="INSERT INTO property (property_type_id, content, item_id) VALUES (10, 'Piastowie', 332);" calcext:value-type="string">
            <text:p>INSERT INTO property (property_type_id, content, item_id) VALUES (10, 'Piastowie', 332);</text:p>
          </table:table-cell>
          <table:table-cell table:style-name="ce6" office:value-type="string" calcext:value-type="string">
            <text:p>Uzurpacja</text:p>
          </table:table-cell>
          <table:table-cell table:formula="of:=&quot;INSERT INTO property (property_type_id, content, item_id) VALUES (11, '&quot;&amp;[.I20]&amp;&quot;', &quot;&amp;[.B20]&amp;&quot;);&quot;" office:value-type="string" office:string-value="INSERT INTO property (property_type_id, content, item_id) VALUES (11, 'Uzurpacja', 332);" calcext:value-type="string">
            <text:p>INSERT INTO property (property_type_id, content, item_id) VALUES (11, 'Uzurpacja', 332);</text:p>
          </table:table-cell>
          <table:table-cell table:style-name="ce6" office:value-type="string" calcext:value-type="string">
            <text:p>Książę senior Polski, Książę krakowski</text:p>
          </table:table-cell>
          <table:table-cell table:formula="of:=&quot;INSERT INTO property (property_type_id, content, item_id) VALUES (12, '&quot;&amp;[.K20]&amp;&quot;', &quot;&amp;[.B20]&amp;&quot;);&quot;" office:value-type="string" office:string-value="INSERT INTO property (property_type_id, content, item_id) VALUES (12, 'Książę senior Polski, Książę krakowski', 332);" calcext:value-type="string">
            <text:p>INSERT INTO property (property_type_id, content, item_id) VALUES (12, 'Książę senior Polski, Książę krakowski', 332);</text:p>
          </table:table-cell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table:style-name="ce6" office:value-type="string" calcext:value-type="string">
            <text:p>Mieszko IV Plątonogi</text:p>
          </table:table-cell>
          <table:table-cell table:formula="of:=&quot;INSERT INTO item (id, name, topic_id) VALUES (&quot;&amp;[.B21]&amp;&quot;, '&quot;&amp;[.C21]&amp;&quot;', 3);&quot;" office:value-type="string" office:string-value="INSERT INTO item (id, name, topic_id) VALUES (333, 'Mieszko IV Plątonogi', 3);" calcext:value-type="string">
            <text:p>INSERT INTO item (id, name, topic_id) VALUES (333, 'Mieszko IV Plątonogi', 3);</text:p>
          </table:table-cell>
          <table:table-cell table:style-name="ce6" office:value-type="string" calcext:value-type="string">
            <text:p>1210 – 1211 </text:p>
          </table:table-cell>
          <table:table-cell table:formula="of:=&quot;INSERT INTO property (property_type_id, content, item_id) VALUES (9, '&quot;&amp;[.E21]&amp;&quot;', &quot;&amp;[.B21]&amp;&quot;);&quot;" office:value-type="string" office:string-value="INSERT INTO property (property_type_id, content, item_id) VALUES (9, '1210 – 1211 ', 333);" calcext:value-type="string">
            <text:p>INSERT INTO property (property_type_id, content, item_id) VALUES (9, '1210 – 1211 ', 333);</text:p>
          </table:table-cell>
          <table:table-cell table:style-name="ce6" office:value-type="string" calcext:value-type="string">
            <text:p>Piastowie</text:p>
          </table:table-cell>
          <table:table-cell table:formula="of:=&quot;INSERT INTO property (property_type_id, content, item_id) VALUES (10, '&quot;&amp;[.G21]&amp;&quot;', &quot;&amp;[.B21]&amp;&quot;);&quot;" office:value-type="string" office:string-value="INSERT INTO property (property_type_id, content, item_id) VALUES (10, 'Piastowie', 333);" calcext:value-type="string">
            <text:p>INSERT INTO property (property_type_id, content, item_id) VALUES (10, 'Piastowie', 333);</text:p>
          </table:table-cell>
          <table:table-cell table:style-name="ce6" office:value-type="string" calcext:value-type="string">
            <text:p>Uzurpacja</text:p>
          </table:table-cell>
          <table:table-cell table:formula="of:=&quot;INSERT INTO property (property_type_id, content, item_id) VALUES (11, '&quot;&amp;[.I21]&amp;&quot;', &quot;&amp;[.B21]&amp;&quot;);&quot;" office:value-type="string" office:string-value="INSERT INTO property (property_type_id, content, item_id) VALUES (11, 'Uzurpacja', 333);" calcext:value-type="string">
            <text:p>INSERT INTO property (property_type_id, content, item_id) VALUES (11, 'Uzurpacja', 333);</text:p>
          </table:table-cell>
          <table:table-cell table:style-name="ce6" office:value-type="string" calcext:value-type="string">
            <text:p>Książę senior Polski</text:p>
          </table:table-cell>
          <table:table-cell table:formula="of:=&quot;INSERT INTO property (property_type_id, content, item_id) VALUES (12, '&quot;&amp;[.K21]&amp;&quot;', &quot;&amp;[.B21]&amp;&quot;);&quot;" office:value-type="string" office:string-value="INSERT INTO property (property_type_id, content, item_id) VALUES (12, 'Książę senior Polski', 333);" calcext:value-type="string">
            <text:p>INSERT INTO property (property_type_id, content, item_id) VALUES (12, 'Książę senior Polski', 333);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table:style-name="ce6" office:value-type="string" calcext:value-type="string">
            <text:p>Henryk I Brodaty</text:p>
          </table:table-cell>
          <table:table-cell table:formula="of:=&quot;INSERT INTO item (id, name, topic_id) VALUES (&quot;&amp;[.B22]&amp;&quot;, '&quot;&amp;[.C22]&amp;&quot;', 3);&quot;" office:value-type="string" office:string-value="INSERT INTO item (id, name, topic_id) VALUES (334, 'Henryk I Brodaty', 3);" calcext:value-type="string">
            <text:p>INSERT INTO item (id, name, topic_id) VALUES (334, 'Henryk I Brodaty', 3);</text:p>
          </table:table-cell>
          <table:table-cell table:style-name="ce6" office:value-type="string" calcext:value-type="string">
            <text:p>1225, 1232 – 1238</text:p>
          </table:table-cell>
          <table:table-cell table:formula="of:=&quot;INSERT INTO property (property_type_id, content, item_id) VALUES (9, '&quot;&amp;[.E22]&amp;&quot;', &quot;&amp;[.B22]&amp;&quot;);&quot;" office:value-type="string" office:string-value="INSERT INTO property (property_type_id, content, item_id) VALUES (9, '1225, 1232 – 1238', 334);" calcext:value-type="string">
            <text:p>INSERT INTO property (property_type_id, content, item_id) VALUES (9, '1225, 1232 – 1238', 334);</text:p>
          </table:table-cell>
          <table:table-cell table:style-name="ce6" office:value-type="string" calcext:value-type="string">
            <text:p>Piastowie</text:p>
          </table:table-cell>
          <table:table-cell table:formula="of:=&quot;INSERT INTO property (property_type_id, content, item_id) VALUES (10, '&quot;&amp;[.G22]&amp;&quot;', &quot;&amp;[.B22]&amp;&quot;);&quot;" office:value-type="string" office:string-value="INSERT INTO property (property_type_id, content, item_id) VALUES (10, 'Piastowie', 334);" calcext:value-type="string">
            <text:p>INSERT INTO property (property_type_id, content, item_id) VALUES (10, 'Piastowie', 334);</text:p>
          </table:table-cell>
          <table:table-cell table:style-name="ce6" office:value-type="string" calcext:value-type="string">
            <text:p>Uzurpacja</text:p>
          </table:table-cell>
          <table:table-cell table:formula="of:=&quot;INSERT INTO property (property_type_id, content, item_id) VALUES (11, '&quot;&amp;[.I22]&amp;&quot;', &quot;&amp;[.B22]&amp;&quot;);&quot;" office:value-type="string" office:string-value="INSERT INTO property (property_type_id, content, item_id) VALUES (11, 'Uzurpacja', 334);" calcext:value-type="string">
            <text:p>INSERT INTO property (property_type_id, content, item_id) VALUES (11, 'Uzurpacja', 334);</text:p>
          </table:table-cell>
          <table:table-cell table:style-name="ce6" office:value-type="string" calcext:value-type="string">
            <text:p>Książę senior Polski</text:p>
          </table:table-cell>
          <table:table-cell table:formula="of:=&quot;INSERT INTO property (property_type_id, content, item_id) VALUES (12, '&quot;&amp;[.K22]&amp;&quot;', &quot;&amp;[.B22]&amp;&quot;);&quot;" office:value-type="string" office:string-value="INSERT INTO property (property_type_id, content, item_id) VALUES (12, 'Książę senior Polski', 334);" calcext:value-type="string">
            <text:p>INSERT INTO property (property_type_id, content, item_id) VALUES (12, 'Książę senior Polski', 334);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table:style-name="ce6" office:value-type="string" calcext:value-type="string">
            <text:p>Konrad I Mazowiecki</text:p>
          </table:table-cell>
          <table:table-cell table:formula="of:=&quot;INSERT INTO item (id, name, topic_id) VALUES (&quot;&amp;[.B23]&amp;&quot;, '&quot;&amp;[.C23]&amp;&quot;', 3);&quot;" office:value-type="string" office:string-value="INSERT INTO item (id, name, topic_id) VALUES (335, 'Konrad I Mazowiecki', 3);" calcext:value-type="string">
            <text:p>INSERT INTO item (id, name, topic_id) VALUES (335, 'Konrad I Mazowiecki', 3);</text:p>
          </table:table-cell>
          <table:table-cell table:style-name="ce6" office:value-type="string" calcext:value-type="string">
            <text:p>1229–1232, 1241 – 1243</text:p>
          </table:table-cell>
          <table:table-cell table:formula="of:=&quot;INSERT INTO property (property_type_id, content, item_id) VALUES (9, '&quot;&amp;[.E23]&amp;&quot;', &quot;&amp;[.B23]&amp;&quot;);&quot;" office:value-type="string" office:string-value="INSERT INTO property (property_type_id, content, item_id) VALUES (9, '1229–1232, 1241 – 1243', 335);" calcext:value-type="string">
            <text:p>INSERT INTO property (property_type_id, content, item_id) VALUES (9, '1229–1232, 1241 – 1243', 335);</text:p>
          </table:table-cell>
          <table:table-cell table:style-name="ce6" office:value-type="string" calcext:value-type="string">
            <text:p>Piastowie</text:p>
          </table:table-cell>
          <table:table-cell table:formula="of:=&quot;INSERT INTO property (property_type_id, content, item_id) VALUES (10, '&quot;&amp;[.G23]&amp;&quot;', &quot;&amp;[.B23]&amp;&quot;);&quot;" office:value-type="string" office:string-value="INSERT INTO property (property_type_id, content, item_id) VALUES (10, 'Piastowie', 335);" calcext:value-type="string">
            <text:p>INSERT INTO property (property_type_id, content, item_id) VALUES (10, 'Piastowie', 335);</text:p>
          </table:table-cell>
          <table:table-cell table:style-name="ce6" office:value-type="string" calcext:value-type="string">
            <text:p>Uzurpacja</text:p>
          </table:table-cell>
          <table:table-cell table:formula="of:=&quot;INSERT INTO property (property_type_id, content, item_id) VALUES (11, '&quot;&amp;[.I23]&amp;&quot;', &quot;&amp;[.B23]&amp;&quot;);&quot;" office:value-type="string" office:string-value="INSERT INTO property (property_type_id, content, item_id) VALUES (11, 'Uzurpacja', 335);" calcext:value-type="string">
            <text:p>INSERT INTO property (property_type_id, content, item_id) VALUES (11, 'Uzurpacja', 335);</text:p>
          </table:table-cell>
          <table:table-cell table:style-name="ce6" office:value-type="string" calcext:value-type="string">
            <text:p>Książę senior Polski</text:p>
          </table:table-cell>
          <table:table-cell table:formula="of:=&quot;INSERT INTO property (property_type_id, content, item_id) VALUES (12, '&quot;&amp;[.K23]&amp;&quot;', &quot;&amp;[.B23]&amp;&quot;);&quot;" office:value-type="string" office:string-value="INSERT INTO property (property_type_id, content, item_id) VALUES (12, 'Książę senior Polski', 335);" calcext:value-type="string">
            <text:p>INSERT INTO property (property_type_id, content, item_id) VALUES (12, 'Książę senior Polski', 335);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string" calcext:value-type="string">
            <text:p>Henryk II Pobożny</text:p>
          </table:table-cell>
          <table:table-cell table:formula="of:=&quot;INSERT INTO item (id, name, topic_id) VALUES (&quot;&amp;[.B24]&amp;&quot;, '&quot;&amp;[.C24]&amp;&quot;', 3);&quot;" office:value-type="string" office:string-value="INSERT INTO item (id, name, topic_id) VALUES (336, 'Henryk II Pobożny', 3);" calcext:value-type="string">
            <text:p>INSERT INTO item (id, name, topic_id) VALUES (336, 'Henryk II Pobożny', 3);</text:p>
          </table:table-cell>
          <table:table-cell office:value-type="string" calcext:value-type="string">
            <text:p>1238 – 1241</text:p>
          </table:table-cell>
          <table:table-cell table:formula="of:=&quot;INSERT INTO property (property_type_id, content, item_id) VALUES (9, '&quot;&amp;[.E24]&amp;&quot;', &quot;&amp;[.B24]&amp;&quot;);&quot;" office:value-type="string" office:string-value="INSERT INTO property (property_type_id, content, item_id) VALUES (9, '1238 – 1241', 336);" calcext:value-type="string">
            <text:p>INSERT INTO property (property_type_id, content, item_id) VALUES (9, '1238 – 1241', 336);</text:p>
          </table:table-cell>
          <table:table-cell office:value-type="string" calcext:value-type="string">
            <text:p>Piastowie</text:p>
          </table:table-cell>
          <table:table-cell table:formula="of:=&quot;INSERT INTO property (property_type_id, content, item_id) VALUES (10, '&quot;&amp;[.G24]&amp;&quot;', &quot;&amp;[.B24]&amp;&quot;);&quot;" office:value-type="string" office:string-value="INSERT INTO property (property_type_id, content, item_id) VALUES (10, 'Piastowie', 336);" calcext:value-type="string">
            <text:p>INSERT INTO property (property_type_id, content, item_id) VALUES (10, 'Piastowie', 336);</text:p>
          </table:table-cell>
          <table:table-cell office:value-type="string" calcext:value-type="string">
            <text:p>Sukcesja</text:p>
          </table:table-cell>
          <table:table-cell table:formula="of:=&quot;INSERT INTO property (property_type_id, content, item_id) VALUES (11, '&quot;&amp;[.I24]&amp;&quot;', &quot;&amp;[.B24]&amp;&quot;);&quot;" office:value-type="string" office:string-value="INSERT INTO property (property_type_id, content, item_id) VALUES (11, 'Sukcesja', 336);" calcext:value-type="string">
            <text:p>INSERT INTO property (property_type_id, content, item_id) VALUES (11, 'Sukcesja', 336);</text:p>
          </table:table-cell>
          <table:table-cell office:value-type="string" calcext:value-type="string">
            <text:p>Książę senior Polski</text:p>
          </table:table-cell>
          <table:table-cell table:formula="of:=&quot;INSERT INTO property (property_type_id, content, item_id) VALUES (12, '&quot;&amp;[.K24]&amp;&quot;', &quot;&amp;[.B24]&amp;&quot;);&quot;" office:value-type="string" office:string-value="INSERT INTO property (property_type_id, content, item_id) VALUES (12, 'Książę senior Polski', 336);" calcext:value-type="string">
            <text:p>INSERT INTO property (property_type_id, content, item_id) VALUES (12, 'Książę senior Polski', 336);</text:p>
          </table:table-cell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office:value-type="string" calcext:value-type="string">
            <text:p>Bolesław II Rogatka</text:p>
          </table:table-cell>
          <table:table-cell table:formula="of:=&quot;INSERT INTO item (id, name, topic_id) VALUES (&quot;&amp;[.B25]&amp;&quot;, '&quot;&amp;[.C25]&amp;&quot;', 3);&quot;" office:value-type="string" office:string-value="INSERT INTO item (id, name, topic_id) VALUES (337, 'Bolesław II Rogatka', 3);" calcext:value-type="string">
            <text:p>INSERT INTO item (id, name, topic_id) VALUES (337, 'Bolesław II Rogatka', 3);</text:p>
          </table:table-cell>
          <table:table-cell office:value-type="float" office:value="1241" calcext:value-type="float">
            <text:p>1241</text:p>
          </table:table-cell>
          <table:table-cell table:formula="of:=&quot;INSERT INTO property (property_type_id, content, item_id) VALUES (9, '&quot;&amp;[.E25]&amp;&quot;', &quot;&amp;[.B25]&amp;&quot;);&quot;" office:value-type="string" office:string-value="INSERT INTO property (property_type_id, content, item_id) VALUES (9, '1241', 337);" calcext:value-type="string">
            <text:p>INSERT INTO property (property_type_id, content, item_id) VALUES (9, '1241', 337);</text:p>
          </table:table-cell>
          <table:table-cell office:value-type="string" calcext:value-type="string">
            <text:p>Piastowie</text:p>
          </table:table-cell>
          <table:table-cell table:formula="of:=&quot;INSERT INTO property (property_type_id, content, item_id) VALUES (10, '&quot;&amp;[.G25]&amp;&quot;', &quot;&amp;[.B25]&amp;&quot;);&quot;" office:value-type="string" office:string-value="INSERT INTO property (property_type_id, content, item_id) VALUES (10, 'Piastowie', 337);" calcext:value-type="string">
            <text:p>INSERT INTO property (property_type_id, content, item_id) VALUES (10, 'Piastowie', 337);</text:p>
          </table:table-cell>
          <table:table-cell office:value-type="string" calcext:value-type="string">
            <text:p>Sukcesja</text:p>
          </table:table-cell>
          <table:table-cell table:formula="of:=&quot;INSERT INTO property (property_type_id, content, item_id) VALUES (11, '&quot;&amp;[.I25]&amp;&quot;', &quot;&amp;[.B25]&amp;&quot;);&quot;" office:value-type="string" office:string-value="INSERT INTO property (property_type_id, content, item_id) VALUES (11, 'Sukcesja', 337);" calcext:value-type="string">
            <text:p>INSERT INTO property (property_type_id, content, item_id) VALUES (11, 'Sukcesja', 337);</text:p>
          </table:table-cell>
          <table:table-cell office:value-type="string" calcext:value-type="string">
            <text:p>Książę senior Polski</text:p>
          </table:table-cell>
          <table:table-cell table:formula="of:=&quot;INSERT INTO property (property_type_id, content, item_id) VALUES (12, '&quot;&amp;[.K25]&amp;&quot;', &quot;&amp;[.B25]&amp;&quot;);&quot;" office:value-type="string" office:string-value="INSERT INTO property (property_type_id, content, item_id) VALUES (12, 'Książę senior Polski', 337);" calcext:value-type="string">
            <text:p>INSERT INTO property (property_type_id, content, item_id) VALUES (12, 'Książę senior Polski', 337);</text:p>
          </table:table-cell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office:value-type="string" calcext:value-type="string">
            <text:p>Bolesław V Wstydliwy</text:p>
          </table:table-cell>
          <table:table-cell table:formula="of:=&quot;INSERT INTO item (id, name, topic_id) VALUES (&quot;&amp;[.B26]&amp;&quot;, '&quot;&amp;[.C26]&amp;&quot;', 3);&quot;" office:value-type="string" office:string-value="INSERT INTO item (id, name, topic_id) VALUES (338, 'Bolesław V Wstydliwy', 3);" calcext:value-type="string">
            <text:p>INSERT INTO item (id, name, topic_id) VALUES (338, 'Bolesław V Wstydliwy', 3);</text:p>
          </table:table-cell>
          <table:table-cell office:value-type="string" calcext:value-type="string">
            <text:p>1243 – 1279 </text:p>
          </table:table-cell>
          <table:table-cell table:formula="of:=&quot;INSERT INTO property (property_type_id, content, item_id) VALUES (9, '&quot;&amp;[.E26]&amp;&quot;', &quot;&amp;[.B26]&amp;&quot;);&quot;" office:value-type="string" office:string-value="INSERT INTO property (property_type_id, content, item_id) VALUES (9, '1243 – 1279 ', 338);" calcext:value-type="string">
            <text:p>INSERT INTO property (property_type_id, content, item_id) VALUES (9, '1243 – 1279 ', 338);</text:p>
          </table:table-cell>
          <table:table-cell office:value-type="string" calcext:value-type="string">
            <text:p>Piastowie</text:p>
          </table:table-cell>
          <table:table-cell table:formula="of:=&quot;INSERT INTO property (property_type_id, content, item_id) VALUES (10, '&quot;&amp;[.G26]&amp;&quot;', &quot;&amp;[.B26]&amp;&quot;);&quot;" office:value-type="string" office:string-value="INSERT INTO property (property_type_id, content, item_id) VALUES (10, 'Piastowie', 338);" calcext:value-type="string">
            <text:p>INSERT INTO property (property_type_id, content, item_id) VALUES (10, 'Piastowie', 338);</text:p>
          </table:table-cell>
          <table:table-cell office:value-type="string" calcext:value-type="string">
            <text:p>Sukcesja</text:p>
          </table:table-cell>
          <table:table-cell table:formula="of:=&quot;INSERT INTO property (property_type_id, content, item_id) VALUES (11, '&quot;&amp;[.I26]&amp;&quot;', &quot;&amp;[.B26]&amp;&quot;);&quot;" office:value-type="string" office:string-value="INSERT INTO property (property_type_id, content, item_id) VALUES (11, 'Sukcesja', 338);" calcext:value-type="string">
            <text:p>INSERT INTO property (property_type_id, content, item_id) VALUES (11, 'Sukcesja', 338);</text:p>
          </table:table-cell>
          <table:table-cell office:value-type="string" calcext:value-type="string">
            <text:p>Książę senior Polski</text:p>
          </table:table-cell>
          <table:table-cell table:formula="of:=&quot;INSERT INTO property (property_type_id, content, item_id) VALUES (12, '&quot;&amp;[.K26]&amp;&quot;', &quot;&amp;[.B26]&amp;&quot;);&quot;" office:value-type="string" office:string-value="INSERT INTO property (property_type_id, content, item_id) VALUES (12, 'Książę senior Polski', 338);" calcext:value-type="string">
            <text:p>INSERT INTO property (property_type_id, content, item_id) VALUES (12, 'Książę senior Polski', 338);</text:p>
          </table:table-cell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office:value-type="string" calcext:value-type="string">
            <text:p>Leszek II Czarny</text:p>
          </table:table-cell>
          <table:table-cell table:formula="of:=&quot;INSERT INTO item (id, name, topic_id) VALUES (&quot;&amp;[.B27]&amp;&quot;, '&quot;&amp;[.C27]&amp;&quot;', 3);&quot;" office:value-type="string" office:string-value="INSERT INTO item (id, name, topic_id) VALUES (339, 'Leszek II Czarny', 3);" calcext:value-type="string">
            <text:p>INSERT INTO item (id, name, topic_id) VALUES (339, 'Leszek II Czarny', 3);</text:p>
          </table:table-cell>
          <table:table-cell office:value-type="string" calcext:value-type="string">
            <text:p>1279 – 1288 </text:p>
          </table:table-cell>
          <table:table-cell table:formula="of:=&quot;INSERT INTO property (property_type_id, content, item_id) VALUES (9, '&quot;&amp;[.E27]&amp;&quot;', &quot;&amp;[.B27]&amp;&quot;);&quot;" office:value-type="string" office:string-value="INSERT INTO property (property_type_id, content, item_id) VALUES (9, '1279 – 1288 ', 339);" calcext:value-type="string">
            <text:p>INSERT INTO property (property_type_id, content, item_id) VALUES (9, '1279 – 1288 ', 339);</text:p>
          </table:table-cell>
          <table:table-cell office:value-type="string" calcext:value-type="string">
            <text:p>Piastowie</text:p>
          </table:table-cell>
          <table:table-cell table:formula="of:=&quot;INSERT INTO property (property_type_id, content, item_id) VALUES (10, '&quot;&amp;[.G27]&amp;&quot;', &quot;&amp;[.B27]&amp;&quot;);&quot;" office:value-type="string" office:string-value="INSERT INTO property (property_type_id, content, item_id) VALUES (10, 'Piastowie', 339);" calcext:value-type="string">
            <text:p>INSERT INTO property (property_type_id, content, item_id) VALUES (10, 'Piastowie', 339);</text:p>
          </table:table-cell>
          <table:table-cell office:value-type="string" calcext:value-type="string">
            <text:p>Sukcesja</text:p>
          </table:table-cell>
          <table:table-cell table:formula="of:=&quot;INSERT INTO property (property_type_id, content, item_id) VALUES (11, '&quot;&amp;[.I27]&amp;&quot;', &quot;&amp;[.B27]&amp;&quot;);&quot;" office:value-type="string" office:string-value="INSERT INTO property (property_type_id, content, item_id) VALUES (11, 'Sukcesja', 339);" calcext:value-type="string">
            <text:p>INSERT INTO property (property_type_id, content, item_id) VALUES (11, 'Sukcesja', 339);</text:p>
          </table:table-cell>
          <table:table-cell office:value-type="string" calcext:value-type="string">
            <text:p>Książę senior Polski</text:p>
          </table:table-cell>
          <table:table-cell table:formula="of:=&quot;INSERT INTO property (property_type_id, content, item_id) VALUES (12, '&quot;&amp;[.K27]&amp;&quot;', &quot;&amp;[.B27]&amp;&quot;);&quot;" office:value-type="string" office:string-value="INSERT INTO property (property_type_id, content, item_id) VALUES (12, 'Książę senior Polski', 339);" calcext:value-type="string">
            <text:p>INSERT INTO property (property_type_id, content, item_id) VALUES (12, 'Książę senior Polski', 339);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string" calcext:value-type="string">
            <text:p>Bolesław II Mazowiecki</text:p>
          </table:table-cell>
          <table:table-cell table:formula="of:=&quot;INSERT INTO item (id, name, topic_id) VALUES (&quot;&amp;[.B28]&amp;&quot;, '&quot;&amp;[.C28]&amp;&quot;', 3);&quot;" office:value-type="string" office:string-value="INSERT INTO item (id, name, topic_id) VALUES (340, 'Bolesław II Mazowiecki', 3);" calcext:value-type="string">
            <text:p>INSERT INTO item (id, name, topic_id) VALUES (340, 'Bolesław II Mazowiecki', 3);</text:p>
          </table:table-cell>
          <table:table-cell office:value-type="string" calcext:value-type="string">
            <text:p>1288, 1289</text:p>
          </table:table-cell>
          <table:table-cell table:formula="of:=&quot;INSERT INTO property (property_type_id, content, item_id) VALUES (9, '&quot;&amp;[.E28]&amp;&quot;', &quot;&amp;[.B28]&amp;&quot;);&quot;" office:value-type="string" office:string-value="INSERT INTO property (property_type_id, content, item_id) VALUES (9, '1288, 1289', 340);" calcext:value-type="string">
            <text:p>INSERT INTO property (property_type_id, content, item_id) VALUES (9, '1288, 1289', 340);</text:p>
          </table:table-cell>
          <table:table-cell office:value-type="string" calcext:value-type="string">
            <text:p>Piastowie</text:p>
          </table:table-cell>
          <table:table-cell table:formula="of:=&quot;INSERT INTO property (property_type_id, content, item_id) VALUES (10, '&quot;&amp;[.G28]&amp;&quot;', &quot;&amp;[.B28]&amp;&quot;);&quot;" office:value-type="string" office:string-value="INSERT INTO property (property_type_id, content, item_id) VALUES (10, 'Piastowie', 340);" calcext:value-type="string">
            <text:p>INSERT INTO property (property_type_id, content, item_id) VALUES (10, 'Piastowie', 340);</text:p>
          </table:table-cell>
          <table:table-cell office:value-type="string" calcext:value-type="string">
            <text:p>Uzurpacja</text:p>
          </table:table-cell>
          <table:table-cell table:formula="of:=&quot;INSERT INTO property (property_type_id, content, item_id) VALUES (11, '&quot;&amp;[.I28]&amp;&quot;', &quot;&amp;[.B28]&amp;&quot;);&quot;" office:value-type="string" office:string-value="INSERT INTO property (property_type_id, content, item_id) VALUES (11, 'Uzurpacja', 340);" calcext:value-type="string">
            <text:p>INSERT INTO property (property_type_id, content, item_id) VALUES (11, 'Uzurpacja', 340);</text:p>
          </table:table-cell>
          <table:table-cell office:value-type="string" calcext:value-type="string">
            <text:p>Książę senior Polski</text:p>
          </table:table-cell>
          <table:table-cell table:formula="of:=&quot;INSERT INTO property (property_type_id, content, item_id) VALUES (12, '&quot;&amp;[.K28]&amp;&quot;', &quot;&amp;[.B28]&amp;&quot;);&quot;" office:value-type="string" office:string-value="INSERT INTO property (property_type_id, content, item_id) VALUES (12, 'Książę senior Polski', 340);" calcext:value-type="string">
            <text:p>INSERT INTO property (property_type_id, content, item_id) VALUES (12, 'Książę senior Polski', 340);</text:p>
          </table:table-cell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string" calcext:value-type="string">
            <text:p>Henryk IV Prawy</text:p>
          </table:table-cell>
          <table:table-cell table:formula="of:=&quot;INSERT INTO item (id, name, topic_id) VALUES (&quot;&amp;[.B29]&amp;&quot;, '&quot;&amp;[.C29]&amp;&quot;', 3);&quot;" office:value-type="string" office:string-value="INSERT INTO item (id, name, topic_id) VALUES (341, 'Henryk IV Prawy', 3);" calcext:value-type="string">
            <text:p>INSERT INTO item (id, name, topic_id) VALUES (341, 'Henryk IV Prawy', 3);</text:p>
          </table:table-cell>
          <table:table-cell office:value-type="string" calcext:value-type="string">
            <text:p>1288 – 1289 </text:p>
          </table:table-cell>
          <table:table-cell table:formula="of:=&quot;INSERT INTO property (property_type_id, content, item_id) VALUES (9, '&quot;&amp;[.E29]&amp;&quot;', &quot;&amp;[.B29]&amp;&quot;);&quot;" office:value-type="string" office:string-value="INSERT INTO property (property_type_id, content, item_id) VALUES (9, '1288 – 1289 ', 341);" calcext:value-type="string">
            <text:p>INSERT INTO property (property_type_id, content, item_id) VALUES (9, '1288 – 1289 ', 341);</text:p>
          </table:table-cell>
          <table:table-cell office:value-type="string" calcext:value-type="string">
            <text:p>Piastowie</text:p>
          </table:table-cell>
          <table:table-cell table:formula="of:=&quot;INSERT INTO property (property_type_id, content, item_id) VALUES (10, '&quot;&amp;[.G29]&amp;&quot;', &quot;&amp;[.B29]&amp;&quot;);&quot;" office:value-type="string" office:string-value="INSERT INTO property (property_type_id, content, item_id) VALUES (10, 'Piastowie', 341);" calcext:value-type="string">
            <text:p>INSERT INTO property (property_type_id, content, item_id) VALUES (10, 'Piastowie', 341);</text:p>
          </table:table-cell>
          <table:table-cell office:value-type="string" calcext:value-type="string">
            <text:p>Sukcesja</text:p>
          </table:table-cell>
          <table:table-cell table:formula="of:=&quot;INSERT INTO property (property_type_id, content, item_id) VALUES (11, '&quot;&amp;[.I29]&amp;&quot;', &quot;&amp;[.B29]&amp;&quot;);&quot;" office:value-type="string" office:string-value="INSERT INTO property (property_type_id, content, item_id) VALUES (11, 'Sukcesja', 341);" calcext:value-type="string">
            <text:p>INSERT INTO property (property_type_id, content, item_id) VALUES (11, 'Sukcesja', 341);</text:p>
          </table:table-cell>
          <table:table-cell office:value-type="string" calcext:value-type="string">
            <text:p>Książę senior Polski</text:p>
          </table:table-cell>
          <table:table-cell table:formula="of:=&quot;INSERT INTO property (property_type_id, content, item_id) VALUES (12, '&quot;&amp;[.K29]&amp;&quot;', &quot;&amp;[.B29]&amp;&quot;);&quot;" office:value-type="string" office:string-value="INSERT INTO property (property_type_id, content, item_id) VALUES (12, 'Książę senior Polski', 341);" calcext:value-type="string">
            <text:p>INSERT INTO property (property_type_id, content, item_id) VALUES (12, 'Książę senior Polski', 341);</text:p>
          </table:table-cell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office:value-type="string" calcext:value-type="string">
            <text:p>Władysław I Łokietek</text:p>
          </table:table-cell>
          <table:table-cell table:formula="of:=&quot;INSERT INTO item (id, name, topic_id) VALUES (&quot;&amp;[.B30]&amp;&quot;, '&quot;&amp;[.C30]&amp;&quot;', 3);&quot;" office:value-type="string" office:string-value="INSERT INTO item (id, name, topic_id) VALUES (342, 'Władysław I Łokietek', 3);" calcext:value-type="string">
            <text:p>INSERT INTO item (id, name, topic_id) VALUES (342, 'Władysław I Łokietek', 3);</text:p>
          </table:table-cell>
          <table:table-cell office:value-type="string" calcext:value-type="string">
            <text:p>1289, 1306 – 1333</text:p>
          </table:table-cell>
          <table:table-cell table:formula="of:=&quot;INSERT INTO property (property_type_id, content, item_id) VALUES (9, '&quot;&amp;[.E30]&amp;&quot;', &quot;&amp;[.B30]&amp;&quot;);&quot;" office:value-type="string" office:string-value="INSERT INTO property (property_type_id, content, item_id) VALUES (9, '1289, 1306 – 1333', 342);" calcext:value-type="string">
            <text:p>INSERT INTO property (property_type_id, content, item_id) VALUES (9, '1289, 1306 – 1333', 342);</text:p>
          </table:table-cell>
          <table:table-cell office:value-type="string" calcext:value-type="string">
            <text:p>Piastowie</text:p>
          </table:table-cell>
          <table:table-cell table:formula="of:=&quot;INSERT INTO property (property_type_id, content, item_id) VALUES (10, '&quot;&amp;[.G30]&amp;&quot;', &quot;&amp;[.B30]&amp;&quot;);&quot;" office:value-type="string" office:string-value="INSERT INTO property (property_type_id, content, item_id) VALUES (10, 'Piastowie', 342);" calcext:value-type="string">
            <text:p>INSERT INTO property (property_type_id, content, item_id) VALUES (10, 'Piastowie', 342);</text:p>
          </table:table-cell>
          <table:table-cell office:value-type="string" calcext:value-type="string">
            <text:p>Koronacja</text:p>
          </table:table-cell>
          <table:table-cell table:formula="of:=&quot;INSERT INTO property (property_type_id, content, item_id) VALUES (11, '&quot;&amp;[.I30]&amp;&quot;', &quot;&amp;[.B30]&amp;&quot;);&quot;" office:value-type="string" office:string-value="INSERT INTO property (property_type_id, content, item_id) VALUES (11, 'Koronacja', 342);" calcext:value-type="string">
            <text:p>INSERT INTO property (property_type_id, content, item_id) VALUES (11, 'Koronacja', 342);</text:p>
          </table:table-cell>
          <table:table-cell office:value-type="string" calcext:value-type="string">
            <text:p>Król Polski</text:p>
          </table:table-cell>
          <table:table-cell table:formula="of:=&quot;INSERT INTO property (property_type_id, content, item_id) VALUES (12, '&quot;&amp;[.K30]&amp;&quot;', &quot;&amp;[.B30]&amp;&quot;);&quot;" office:value-type="string" office:string-value="INSERT INTO property (property_type_id, content, item_id) VALUES (12, 'Król Polski', 342);" calcext:value-type="string">
            <text:p>INSERT INTO property (property_type_id, content, item_id) VALUES (12, 'Król Polski', 342);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string" calcext:value-type="string">
            <text:p>Przemysł II</text:p>
          </table:table-cell>
          <table:table-cell table:formula="of:=&quot;INSERT INTO item (id, name, topic_id) VALUES (&quot;&amp;[.B31]&amp;&quot;, '&quot;&amp;[.C31]&amp;&quot;', 3);&quot;" office:value-type="string" office:string-value="INSERT INTO item (id, name, topic_id) VALUES (343, 'Przemysł II', 3);" calcext:value-type="string">
            <text:p>INSERT INTO item (id, name, topic_id) VALUES (343, 'Przemysł II', 3);</text:p>
          </table:table-cell>
          <table:table-cell office:value-type="string" calcext:value-type="string">
            <text:p>1295 – 1296 </text:p>
          </table:table-cell>
          <table:table-cell table:formula="of:=&quot;INSERT INTO property (property_type_id, content, item_id) VALUES (9, '&quot;&amp;[.E31]&amp;&quot;', &quot;&amp;[.B31]&amp;&quot;);&quot;" office:value-type="string" office:string-value="INSERT INTO property (property_type_id, content, item_id) VALUES (9, '1295 – 1296 ', 343);" calcext:value-type="string">
            <text:p>INSERT INTO property (property_type_id, content, item_id) VALUES (9, '1295 – 1296 ', 343);</text:p>
          </table:table-cell>
          <table:table-cell office:value-type="string" calcext:value-type="string">
            <text:p>Piastowie</text:p>
          </table:table-cell>
          <table:table-cell table:formula="of:=&quot;INSERT INTO property (property_type_id, content, item_id) VALUES (10, '&quot;&amp;[.G31]&amp;&quot;', &quot;&amp;[.B31]&amp;&quot;);&quot;" office:value-type="string" office:string-value="INSERT INTO property (property_type_id, content, item_id) VALUES (10, 'Piastowie', 343);" calcext:value-type="string">
            <text:p>INSERT INTO property (property_type_id, content, item_id) VALUES (10, 'Piastowie', 343);</text:p>
          </table:table-cell>
          <table:table-cell office:value-type="string" calcext:value-type="string">
            <text:p>Sukcesja</text:p>
          </table:table-cell>
          <table:table-cell table:formula="of:=&quot;INSERT INTO property (property_type_id, content, item_id) VALUES (11, '&quot;&amp;[.I31]&amp;&quot;', &quot;&amp;[.B31]&amp;&quot;);&quot;" office:value-type="string" office:string-value="INSERT INTO property (property_type_id, content, item_id) VALUES (11, 'Sukcesja', 343);" calcext:value-type="string">
            <text:p>INSERT INTO property (property_type_id, content, item_id) VALUES (11, 'Sukcesja', 343);</text:p>
          </table:table-cell>
          <table:table-cell office:value-type="string" calcext:value-type="string">
            <text:p>Król Polski</text:p>
          </table:table-cell>
          <table:table-cell table:formula="of:=&quot;INSERT INTO property (property_type_id, content, item_id) VALUES (12, '&quot;&amp;[.K31]&amp;&quot;', &quot;&amp;[.B31]&amp;&quot;);&quot;" office:value-type="string" office:string-value="INSERT INTO property (property_type_id, content, item_id) VALUES (12, 'Król Polski', 343);" calcext:value-type="string">
            <text:p>INSERT INTO property (property_type_id, content, item_id) VALUES (12, 'Król Polski', 343);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string" calcext:value-type="string">
            <text:p>Wacław II</text:p>
          </table:table-cell>
          <table:table-cell table:formula="of:=&quot;INSERT INTO item (id, name, topic_id) VALUES (&quot;&amp;[.B32]&amp;&quot;, '&quot;&amp;[.C32]&amp;&quot;', 3);&quot;" office:value-type="string" office:string-value="INSERT INTO item (id, name, topic_id) VALUES (344, 'Wacław II', 3);" calcext:value-type="string">
            <text:p>INSERT INTO item (id, name, topic_id) VALUES (344, 'Wacław II', 3);</text:p>
          </table:table-cell>
          <table:table-cell office:value-type="string" calcext:value-type="string">
            <text:p>1291 – 1305, 1300 – 1305 </text:p>
          </table:table-cell>
          <table:table-cell table:formula="of:=&quot;INSERT INTO property (property_type_id, content, item_id) VALUES (9, '&quot;&amp;[.E32]&amp;&quot;', &quot;&amp;[.B32]&amp;&quot;);&quot;" office:value-type="string" office:string-value="INSERT INTO property (property_type_id, content, item_id) VALUES (9, '1291 – 1305, 1300 – 1305 ', 344);" calcext:value-type="string">
            <text:p>INSERT INTO property (property_type_id, content, item_id) VALUES (9, '1291 – 1305, 1300 – 1305 ', 344);</text:p>
          </table:table-cell>
          <table:table-cell office:value-type="string" calcext:value-type="string">
            <text:p>Przemyślidzi</text:p>
          </table:table-cell>
          <table:table-cell table:formula="of:=&quot;INSERT INTO property (property_type_id, content, item_id) VALUES (10, '&quot;&amp;[.G32]&amp;&quot;', &quot;&amp;[.B32]&amp;&quot;);&quot;" office:value-type="string" office:string-value="INSERT INTO property (property_type_id, content, item_id) VALUES (10, 'Przemyślidzi', 344);" calcext:value-type="string">
            <text:p>INSERT INTO property (property_type_id, content, item_id) VALUES (10, 'Przemyślidzi', 344);</text:p>
          </table:table-cell>
          <table:table-cell office:value-type="string" calcext:value-type="string">
            <text:p>Koronacja</text:p>
          </table:table-cell>
          <table:table-cell table:formula="of:=&quot;INSERT INTO property (property_type_id, content, item_id) VALUES (11, '&quot;&amp;[.I32]&amp;&quot;', &quot;&amp;[.B32]&amp;&quot;);&quot;" office:value-type="string" office:string-value="INSERT INTO property (property_type_id, content, item_id) VALUES (11, 'Koronacja', 344);" calcext:value-type="string">
            <text:p>INSERT INTO property (property_type_id, content, item_id) VALUES (11, 'Koronacja', 344);</text:p>
          </table:table-cell>
          <table:table-cell office:value-type="string" calcext:value-type="string">
            <text:p>Król Polski, Król Czech</text:p>
          </table:table-cell>
          <table:table-cell table:formula="of:=&quot;INSERT INTO property (property_type_id, content, item_id) VALUES (12, '&quot;&amp;[.K32]&amp;&quot;', &quot;&amp;[.B32]&amp;&quot;);&quot;" office:value-type="string" office:string-value="INSERT INTO property (property_type_id, content, item_id) VALUES (12, 'Król Polski, Król Czech', 344);" calcext:value-type="string">
            <text:p>INSERT INTO property (property_type_id, content, item_id) VALUES (12, 'Król Polski, Król Czech', 344);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string" calcext:value-type="string">
            <text:p>Wacław III</text:p>
          </table:table-cell>
          <table:table-cell table:formula="of:=&quot;INSERT INTO item (id, name, topic_id) VALUES (&quot;&amp;[.B33]&amp;&quot;, '&quot;&amp;[.C33]&amp;&quot;', 3);&quot;" office:value-type="string" office:string-value="INSERT INTO item (id, name, topic_id) VALUES (345, 'Wacław III', 3);" calcext:value-type="string">
            <text:p>INSERT INTO item (id, name, topic_id) VALUES (345, 'Wacław III', 3);</text:p>
          </table:table-cell>
          <table:table-cell office:value-type="string" calcext:value-type="string">
            <text:p>1305 – 1306 </text:p>
          </table:table-cell>
          <table:table-cell table:formula="of:=&quot;INSERT INTO property (property_type_id, content, item_id) VALUES (9, '&quot;&amp;[.E33]&amp;&quot;', &quot;&amp;[.B33]&amp;&quot;);&quot;" office:value-type="string" office:string-value="INSERT INTO property (property_type_id, content, item_id) VALUES (9, '1305 – 1306 ', 345);" calcext:value-type="string">
            <text:p>INSERT INTO property (property_type_id, content, item_id) VALUES (9, '1305 – 1306 ', 345);</text:p>
          </table:table-cell>
          <table:table-cell office:value-type="string" calcext:value-type="string">
            <text:p>Przemyślidzi</text:p>
          </table:table-cell>
          <table:table-cell table:formula="of:=&quot;INSERT INTO property (property_type_id, content, item_id) VALUES (10, '&quot;&amp;[.G33]&amp;&quot;', &quot;&amp;[.B33]&amp;&quot;);&quot;" office:value-type="string" office:string-value="INSERT INTO property (property_type_id, content, item_id) VALUES (10, 'Przemyślidzi', 345);" calcext:value-type="string">
            <text:p>INSERT INTO property (property_type_id, content, item_id) VALUES (10, 'Przemyślidzi', 345);</text:p>
          </table:table-cell>
          <table:table-cell office:value-type="string" calcext:value-type="string">
            <text:p>Sukcesja</text:p>
          </table:table-cell>
          <table:table-cell table:formula="of:=&quot;INSERT INTO property (property_type_id, content, item_id) VALUES (11, '&quot;&amp;[.I33]&amp;&quot;', &quot;&amp;[.B33]&amp;&quot;);&quot;" office:value-type="string" office:string-value="INSERT INTO property (property_type_id, content, item_id) VALUES (11, 'Sukcesja', 345);" calcext:value-type="string">
            <text:p>INSERT INTO property (property_type_id, content, item_id) VALUES (11, 'Sukcesja', 345);</text:p>
          </table:table-cell>
          <table:table-cell office:value-type="string" calcext:value-type="string">
            <text:p>Król Polski, Król Czech, Król Węgier i Chorwacji</text:p>
          </table:table-cell>
          <table:table-cell table:formula="of:=&quot;INSERT INTO property (property_type_id, content, item_id) VALUES (12, '&quot;&amp;[.K33]&amp;&quot;', &quot;&amp;[.B33]&amp;&quot;);&quot;" office:value-type="string" office:string-value="INSERT INTO property (property_type_id, content, item_id) VALUES (12, 'Król Polski, Król Czech, Król Węgier i Chorwacji', 345);" calcext:value-type="string">
            <text:p>INSERT INTO property (property_type_id, content, item_id) VALUES (12, 'Król Polski, Król Czech, Król Węgier i Chorwacji', 345);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string" calcext:value-type="string">
            <text:p>Kazimierz III Wielki</text:p>
          </table:table-cell>
          <table:table-cell table:formula="of:=&quot;INSERT INTO item (id, name, topic_id) VALUES (&quot;&amp;[.B34]&amp;&quot;, '&quot;&amp;[.C34]&amp;&quot;', 3);&quot;" office:value-type="string" office:string-value="INSERT INTO item (id, name, topic_id) VALUES (346, 'Kazimierz III Wielki', 3);" calcext:value-type="string">
            <text:p>INSERT INTO item (id, name, topic_id) VALUES (346, 'Kazimierz III Wielki', 3);</text:p>
          </table:table-cell>
          <table:table-cell office:value-type="string" calcext:value-type="string">
            <text:p>1333 – 1370 </text:p>
          </table:table-cell>
          <table:table-cell table:formula="of:=&quot;INSERT INTO property (property_type_id, content, item_id) VALUES (9, '&quot;&amp;[.E34]&amp;&quot;', &quot;&amp;[.B34]&amp;&quot;);&quot;" office:value-type="string" office:string-value="INSERT INTO property (property_type_id, content, item_id) VALUES (9, '1333 – 1370 ', 346);" calcext:value-type="string">
            <text:p>INSERT INTO property (property_type_id, content, item_id) VALUES (9, '1333 – 1370 ', 346);</text:p>
          </table:table-cell>
          <table:table-cell office:value-type="string" calcext:value-type="string">
            <text:p>Piastowie</text:p>
          </table:table-cell>
          <table:table-cell table:formula="of:=&quot;INSERT INTO property (property_type_id, content, item_id) VALUES (10, '&quot;&amp;[.G34]&amp;&quot;', &quot;&amp;[.B34]&amp;&quot;);&quot;" office:value-type="string" office:string-value="INSERT INTO property (property_type_id, content, item_id) VALUES (10, 'Piastowie', 346);" calcext:value-type="string">
            <text:p>INSERT INTO property (property_type_id, content, item_id) VALUES (10, 'Piastowie', 346);</text:p>
          </table:table-cell>
          <table:table-cell office:value-type="string" calcext:value-type="string">
            <text:p>Sukcesja</text:p>
          </table:table-cell>
          <table:table-cell table:formula="of:=&quot;INSERT INTO property (property_type_id, content, item_id) VALUES (11, '&quot;&amp;[.I34]&amp;&quot;', &quot;&amp;[.B34]&amp;&quot;);&quot;" office:value-type="string" office:string-value="INSERT INTO property (property_type_id, content, item_id) VALUES (11, 'Sukcesja', 346);" calcext:value-type="string">
            <text:p>INSERT INTO property (property_type_id, content, item_id) VALUES (11, 'Sukcesja', 346);</text:p>
          </table:table-cell>
          <table:table-cell office:value-type="string" calcext:value-type="string">
            <text:p>Król Polski</text:p>
          </table:table-cell>
          <table:table-cell table:formula="of:=&quot;INSERT INTO property (property_type_id, content, item_id) VALUES (12, '&quot;&amp;[.K34]&amp;&quot;', &quot;&amp;[.B34]&amp;&quot;);&quot;" office:value-type="string" office:string-value="INSERT INTO property (property_type_id, content, item_id) VALUES (12, 'Król Polski', 346);" calcext:value-type="string">
            <text:p>INSERT INTO property (property_type_id, content, item_id) VALUES (12, 'Król Polski', 346);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string" calcext:value-type="string">
            <text:p>Ludwik I Węgierski</text:p>
          </table:table-cell>
          <table:table-cell table:formula="of:=&quot;INSERT INTO item (id, name, topic_id) VALUES (&quot;&amp;[.B35]&amp;&quot;, '&quot;&amp;[.C35]&amp;&quot;', 3);&quot;" office:value-type="string" office:string-value="INSERT INTO item (id, name, topic_id) VALUES (347, 'Ludwik I Węgierski', 3);" calcext:value-type="string">
            <text:p>INSERT INTO item (id, name, topic_id) VALUES (347, 'Ludwik I Węgierski', 3);</text:p>
          </table:table-cell>
          <table:table-cell office:value-type="string" calcext:value-type="string">
            <text:p>1370 – 1382 </text:p>
          </table:table-cell>
          <table:table-cell table:formula="of:=&quot;INSERT INTO property (property_type_id, content, item_id) VALUES (9, '&quot;&amp;[.E35]&amp;&quot;', &quot;&amp;[.B35]&amp;&quot;);&quot;" office:value-type="string" office:string-value="INSERT INTO property (property_type_id, content, item_id) VALUES (9, '1370 – 1382 ', 347);" calcext:value-type="string">
            <text:p>INSERT INTO property (property_type_id, content, item_id) VALUES (9, '1370 – 1382 ', 347);</text:p>
          </table:table-cell>
          <table:table-cell office:value-type="string" calcext:value-type="string">
            <text:p>Andegawenowie</text:p>
          </table:table-cell>
          <table:table-cell table:formula="of:=&quot;INSERT INTO property (property_type_id, content, item_id) VALUES (10, '&quot;&amp;[.G35]&amp;&quot;', &quot;&amp;[.B35]&amp;&quot;);&quot;" office:value-type="string" office:string-value="INSERT INTO property (property_type_id, content, item_id) VALUES (10, 'Andegawenowie', 347);" calcext:value-type="string">
            <text:p>INSERT INTO property (property_type_id, content, item_id) VALUES (10, 'Andegawenowie', 347);</text:p>
          </table:table-cell>
          <table:table-cell office:value-type="string" calcext:value-type="string">
            <text:p>Sukcesja</text:p>
          </table:table-cell>
          <table:table-cell table:formula="of:=&quot;INSERT INTO property (property_type_id, content, item_id) VALUES (11, '&quot;&amp;[.I35]&amp;&quot;', &quot;&amp;[.B35]&amp;&quot;);&quot;" office:value-type="string" office:string-value="INSERT INTO property (property_type_id, content, item_id) VALUES (11, 'Sukcesja', 347);" calcext:value-type="string">
            <text:p>INSERT INTO property (property_type_id, content, item_id) VALUES (11, 'Sukcesja', 347);</text:p>
          </table:table-cell>
          <table:table-cell office:value-type="string" calcext:value-type="string">
            <text:p>Król Polski, Król Węgier</text:p>
          </table:table-cell>
          <table:table-cell table:formula="of:=&quot;INSERT INTO property (property_type_id, content, item_id) VALUES (12, '&quot;&amp;[.K35]&amp;&quot;', &quot;&amp;[.B35]&amp;&quot;);&quot;" office:value-type="string" office:string-value="INSERT INTO property (property_type_id, content, item_id) VALUES (12, 'Król Polski, Król Węgier', 347);" calcext:value-type="string">
            <text:p>INSERT INTO property (property_type_id, content, item_id) VALUES (12, 'Król Polski, Król Węgier', 347);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string" calcext:value-type="string">
            <text:p>Jadwiga I Andegaweńska</text:p>
          </table:table-cell>
          <table:table-cell table:formula="of:=&quot;INSERT INTO item (id, name, topic_id) VALUES (&quot;&amp;[.B36]&amp;&quot;, '&quot;&amp;[.C36]&amp;&quot;', 3);&quot;" office:value-type="string" office:string-value="INSERT INTO item (id, name, topic_id) VALUES (348, 'Jadwiga I Andegaweńska', 3);" calcext:value-type="string">
            <text:p>INSERT INTO item (id, name, topic_id) VALUES (348, 'Jadwiga I Andegaweńska', 3);</text:p>
          </table:table-cell>
          <table:table-cell office:value-type="string" calcext:value-type="string">
            <text:p>1384 – 1399 </text:p>
          </table:table-cell>
          <table:table-cell table:formula="of:=&quot;INSERT INTO property (property_type_id, content, item_id) VALUES (9, '&quot;&amp;[.E36]&amp;&quot;', &quot;&amp;[.B36]&amp;&quot;);&quot;" office:value-type="string" office:string-value="INSERT INTO property (property_type_id, content, item_id) VALUES (9, '1384 – 1399 ', 348);" calcext:value-type="string">
            <text:p>INSERT INTO property (property_type_id, content, item_id) VALUES (9, '1384 – 1399 ', 348);</text:p>
          </table:table-cell>
          <table:table-cell office:value-type="string" calcext:value-type="string">
            <text:p>Andegawenowie</text:p>
          </table:table-cell>
          <table:table-cell table:formula="of:=&quot;INSERT INTO property (property_type_id, content, item_id) VALUES (10, '&quot;&amp;[.G36]&amp;&quot;', &quot;&amp;[.B36]&amp;&quot;);&quot;" office:value-type="string" office:string-value="INSERT INTO property (property_type_id, content, item_id) VALUES (10, 'Andegawenowie', 348);" calcext:value-type="string">
            <text:p>INSERT INTO property (property_type_id, content, item_id) VALUES (10, 'Andegawenowie', 348);</text:p>
          </table:table-cell>
          <table:table-cell office:value-type="string" calcext:value-type="string">
            <text:p>Sukcesja</text:p>
          </table:table-cell>
          <table:table-cell table:formula="of:=&quot;INSERT INTO property (property_type_id, content, item_id) VALUES (11, '&quot;&amp;[.I36]&amp;&quot;', &quot;&amp;[.B36]&amp;&quot;);&quot;" office:value-type="string" office:string-value="INSERT INTO property (property_type_id, content, item_id) VALUES (11, 'Sukcesja', 348);" calcext:value-type="string">
            <text:p>INSERT INTO property (property_type_id, content, item_id) VALUES (11, 'Sukcesja', 348);</text:p>
          </table:table-cell>
          <table:table-cell office:value-type="string" calcext:value-type="string">
            <text:p>Król Polski</text:p>
          </table:table-cell>
          <table:table-cell table:formula="of:=&quot;INSERT INTO property (property_type_id, content, item_id) VALUES (12, '&quot;&amp;[.K36]&amp;&quot;', &quot;&amp;[.B36]&amp;&quot;);&quot;" office:value-type="string" office:string-value="INSERT INTO property (property_type_id, content, item_id) VALUES (12, 'Król Polski', 348);" calcext:value-type="string">
            <text:p>INSERT INTO property (property_type_id, content, item_id) VALUES (12, 'Król Polski', 348);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string" calcext:value-type="string">
            <text:p>Władysław II Jagiełło</text:p>
          </table:table-cell>
          <table:table-cell table:formula="of:=&quot;INSERT INTO item (id, name, topic_id) VALUES (&quot;&amp;[.B37]&amp;&quot;, '&quot;&amp;[.C37]&amp;&quot;', 3);&quot;" office:value-type="string" office:string-value="INSERT INTO item (id, name, topic_id) VALUES (349, 'Władysław II Jagiełło', 3);" calcext:value-type="string">
            <text:p>INSERT INTO item (id, name, topic_id) VALUES (349, 'Władysław II Jagiełło', 3);</text:p>
          </table:table-cell>
          <table:table-cell office:value-type="string" calcext:value-type="string">
            <text:p>1386 – 1434 </text:p>
          </table:table-cell>
          <table:table-cell table:formula="of:=&quot;INSERT INTO property (property_type_id, content, item_id) VALUES (9, '&quot;&amp;[.E37]&amp;&quot;', &quot;&amp;[.B37]&amp;&quot;);&quot;" office:value-type="string" office:string-value="INSERT INTO property (property_type_id, content, item_id) VALUES (9, '1386 – 1434 ', 349);" calcext:value-type="string">
            <text:p>INSERT INTO property (property_type_id, content, item_id) VALUES (9, '1386 – 1434 ', 349);</text:p>
          </table:table-cell>
          <table:table-cell office:value-type="string" calcext:value-type="string">
            <text:p>Jagiellonowie</text:p>
          </table:table-cell>
          <table:table-cell table:formula="of:=&quot;INSERT INTO property (property_type_id, content, item_id) VALUES (10, '&quot;&amp;[.G37]&amp;&quot;', &quot;&amp;[.B37]&amp;&quot;);&quot;" office:value-type="string" office:string-value="INSERT INTO property (property_type_id, content, item_id) VALUES (10, 'Jagiellonowie', 349);" calcext:value-type="string">
            <text:p>INSERT INTO property (property_type_id, content, item_id) VALUES (10, 'Jagiellonowie', 349);</text:p>
          </table:table-cell>
          <table:table-cell office:value-type="string" calcext:value-type="string">
            <text:p>Sukcesja</text:p>
          </table:table-cell>
          <table:table-cell table:formula="of:=&quot;INSERT INTO property (property_type_id, content, item_id) VALUES (11, '&quot;&amp;[.I37]&amp;&quot;', &quot;&amp;[.B37]&amp;&quot;);&quot;" office:value-type="string" office:string-value="INSERT INTO property (property_type_id, content, item_id) VALUES (11, 'Sukcesja', 349);" calcext:value-type="string">
            <text:p>INSERT INTO property (property_type_id, content, item_id) VALUES (11, 'Sukcesja', 349);</text:p>
          </table:table-cell>
          <table:table-cell office:value-type="string" calcext:value-type="string">
            <text:p>Król Polski, Wielki książę Litewski</text:p>
          </table:table-cell>
          <table:table-cell table:formula="of:=&quot;INSERT INTO property (property_type_id, content, item_id) VALUES (12, '&quot;&amp;[.K37]&amp;&quot;', &quot;&amp;[.B37]&amp;&quot;);&quot;" office:value-type="string" office:string-value="INSERT INTO property (property_type_id, content, item_id) VALUES (12, 'Król Polski, Wielki książę Litewski', 349);" calcext:value-type="string">
            <text:p>INSERT INTO property (property_type_id, content, item_id) VALUES (12, 'Król Polski, Wielki książę Litewski', 349);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Władysław III Warneńczyk</text:p>
          </table:table-cell>
          <table:table-cell table:formula="of:=&quot;INSERT INTO item (id, name, topic_id) VALUES (&quot;&amp;[.B38]&amp;&quot;, '&quot;&amp;[.C38]&amp;&quot;', 3);&quot;" office:value-type="string" office:string-value="INSERT INTO item (id, name, topic_id) VALUES (350, 'Władysław III Warneńczyk', 3);" calcext:value-type="string">
            <text:p>INSERT INTO item (id, name, topic_id) VALUES (350, 'Władysław III Warneńczyk', 3);</text:p>
          </table:table-cell>
          <table:table-cell office:value-type="string" calcext:value-type="string">
            <text:p>1434 – 1444 </text:p>
          </table:table-cell>
          <table:table-cell table:formula="of:=&quot;INSERT INTO property (property_type_id, content, item_id) VALUES (9, '&quot;&amp;[.E38]&amp;&quot;', &quot;&amp;[.B38]&amp;&quot;);&quot;" office:value-type="string" office:string-value="INSERT INTO property (property_type_id, content, item_id) VALUES (9, '1434 – 1444 ', 350);" calcext:value-type="string">
            <text:p>INSERT INTO property (property_type_id, content, item_id) VALUES (9, '1434 – 1444 ', 350);</text:p>
          </table:table-cell>
          <table:table-cell office:value-type="string" calcext:value-type="string">
            <text:p>Jagiellonowie</text:p>
          </table:table-cell>
          <table:table-cell table:formula="of:=&quot;INSERT INTO property (property_type_id, content, item_id) VALUES (10, '&quot;&amp;[.G38]&amp;&quot;', &quot;&amp;[.B38]&amp;&quot;);&quot;" office:value-type="string" office:string-value="INSERT INTO property (property_type_id, content, item_id) VALUES (10, 'Jagiellonowie', 350);" calcext:value-type="string">
            <text:p>INSERT INTO property (property_type_id, content, item_id) VALUES (10, 'Jagiellonowie', 350);</text:p>
          </table:table-cell>
          <table:table-cell office:value-type="string" calcext:value-type="string">
            <text:p>Sukcesja</text:p>
          </table:table-cell>
          <table:table-cell table:formula="of:=&quot;INSERT INTO property (property_type_id, content, item_id) VALUES (11, '&quot;&amp;[.I38]&amp;&quot;', &quot;&amp;[.B38]&amp;&quot;);&quot;" office:value-type="string" office:string-value="INSERT INTO property (property_type_id, content, item_id) VALUES (11, 'Sukcesja', 350);" calcext:value-type="string">
            <text:p>INSERT INTO property (property_type_id, content, item_id) VALUES (11, 'Sukcesja', 350);</text:p>
          </table:table-cell>
          <table:table-cell office:value-type="string" calcext:value-type="string">
            <text:p>Król Polski, Król Węgier, Wielki książę Litewski </text:p>
          </table:table-cell>
          <table:table-cell table:formula="of:=&quot;INSERT INTO property (property_type_id, content, item_id) VALUES (12, '&quot;&amp;[.K38]&amp;&quot;', &quot;&amp;[.B38]&amp;&quot;);&quot;" office:value-type="string" office:string-value="INSERT INTO property (property_type_id, content, item_id) VALUES (12, 'Król Polski, Król Węgier, Wielki książę Litewski ', 350);" calcext:value-type="string">
            <text:p>INSERT INTO property (property_type_id, content, item_id) VALUES (12, 'Król Polski, Król Węgier, Wielki książę Litewski ', 350);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string" calcext:value-type="string">
            <text:p>Kazimierz IV Jagiellończyk</text:p>
          </table:table-cell>
          <table:table-cell table:formula="of:=&quot;INSERT INTO item (id, name, topic_id) VALUES (&quot;&amp;[.B39]&amp;&quot;, '&quot;&amp;[.C39]&amp;&quot;', 3);&quot;" office:value-type="string" office:string-value="INSERT INTO item (id, name, topic_id) VALUES (351, 'Kazimierz IV Jagiellończyk', 3);" calcext:value-type="string">
            <text:p>INSERT INTO item (id, name, topic_id) VALUES (351, 'Kazimierz IV Jagiellończyk', 3);</text:p>
          </table:table-cell>
          <table:table-cell office:value-type="string" calcext:value-type="string">
            <text:p>1447 – 1492 </text:p>
          </table:table-cell>
          <table:table-cell table:formula="of:=&quot;INSERT INTO property (property_type_id, content, item_id) VALUES (9, '&quot;&amp;[.E39]&amp;&quot;', &quot;&amp;[.B39]&amp;&quot;);&quot;" office:value-type="string" office:string-value="INSERT INTO property (property_type_id, content, item_id) VALUES (9, '1447 – 1492 ', 351);" calcext:value-type="string">
            <text:p>INSERT INTO property (property_type_id, content, item_id) VALUES (9, '1447 – 1492 ', 351);</text:p>
          </table:table-cell>
          <table:table-cell office:value-type="string" calcext:value-type="string">
            <text:p>Jagiellonowie</text:p>
          </table:table-cell>
          <table:table-cell table:formula="of:=&quot;INSERT INTO property (property_type_id, content, item_id) VALUES (10, '&quot;&amp;[.G39]&amp;&quot;', &quot;&amp;[.B39]&amp;&quot;);&quot;" office:value-type="string" office:string-value="INSERT INTO property (property_type_id, content, item_id) VALUES (10, 'Jagiellonowie', 351);" calcext:value-type="string">
            <text:p>INSERT INTO property (property_type_id, content, item_id) VALUES (10, 'Jagiellonowie', 351);</text:p>
          </table:table-cell>
          <table:table-cell office:value-type="string" calcext:value-type="string">
            <text:p>Sukcesja</text:p>
          </table:table-cell>
          <table:table-cell table:formula="of:=&quot;INSERT INTO property (property_type_id, content, item_id) VALUES (11, '&quot;&amp;[.I39]&amp;&quot;', &quot;&amp;[.B39]&amp;&quot;);&quot;" office:value-type="string" office:string-value="INSERT INTO property (property_type_id, content, item_id) VALUES (11, 'Sukcesja', 351);" calcext:value-type="string">
            <text:p>INSERT INTO property (property_type_id, content, item_id) VALUES (11, 'Sukcesja', 351);</text:p>
          </table:table-cell>
          <table:table-cell office:value-type="string" calcext:value-type="string">
            <text:p>Król Polski, Wielki książę Litewski</text:p>
          </table:table-cell>
          <table:table-cell table:formula="of:=&quot;INSERT INTO property (property_type_id, content, item_id) VALUES (12, '&quot;&amp;[.K39]&amp;&quot;', &quot;&amp;[.B39]&amp;&quot;);&quot;" office:value-type="string" office:string-value="INSERT INTO property (property_type_id, content, item_id) VALUES (12, 'Król Polski, Wielki książę Litewski', 351);" calcext:value-type="string">
            <text:p>INSERT INTO property (property_type_id, content, item_id) VALUES (12, 'Król Polski, Wielki książę Litewski', 351);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string" calcext:value-type="string">
            <text:p>Jan I Olbracht</text:p>
          </table:table-cell>
          <table:table-cell table:formula="of:=&quot;INSERT INTO item (id, name, topic_id) VALUES (&quot;&amp;[.B40]&amp;&quot;, '&quot;&amp;[.C40]&amp;&quot;', 3);&quot;" office:value-type="string" office:string-value="INSERT INTO item (id, name, topic_id) VALUES (352, 'Jan I Olbracht', 3);" calcext:value-type="string">
            <text:p>INSERT INTO item (id, name, topic_id) VALUES (352, 'Jan I Olbracht', 3);</text:p>
          </table:table-cell>
          <table:table-cell office:value-type="string" calcext:value-type="string">
            <text:p>1492 – 1501 </text:p>
          </table:table-cell>
          <table:table-cell table:formula="of:=&quot;INSERT INTO property (property_type_id, content, item_id) VALUES (9, '&quot;&amp;[.E40]&amp;&quot;', &quot;&amp;[.B40]&amp;&quot;);&quot;" office:value-type="string" office:string-value="INSERT INTO property (property_type_id, content, item_id) VALUES (9, '1492 – 1501 ', 352);" calcext:value-type="string">
            <text:p>INSERT INTO property (property_type_id, content, item_id) VALUES (9, '1492 – 1501 ', 352);</text:p>
          </table:table-cell>
          <table:table-cell office:value-type="string" calcext:value-type="string">
            <text:p>Jagiellonowie</text:p>
          </table:table-cell>
          <table:table-cell table:formula="of:=&quot;INSERT INTO property (property_type_id, content, item_id) VALUES (10, '&quot;&amp;[.G40]&amp;&quot;', &quot;&amp;[.B40]&amp;&quot;);&quot;" office:value-type="string" office:string-value="INSERT INTO property (property_type_id, content, item_id) VALUES (10, 'Jagiellonowie', 352);" calcext:value-type="string">
            <text:p>INSERT INTO property (property_type_id, content, item_id) VALUES (10, 'Jagiellonowie', 352);</text:p>
          </table:table-cell>
          <table:table-cell office:value-type="string" calcext:value-type="string">
            <text:p>Sukcesja</text:p>
          </table:table-cell>
          <table:table-cell table:formula="of:=&quot;INSERT INTO property (property_type_id, content, item_id) VALUES (11, '&quot;&amp;[.I40]&amp;&quot;', &quot;&amp;[.B40]&amp;&quot;);&quot;" office:value-type="string" office:string-value="INSERT INTO property (property_type_id, content, item_id) VALUES (11, 'Sukcesja', 352);" calcext:value-type="string">
            <text:p>INSERT INTO property (property_type_id, content, item_id) VALUES (11, 'Sukcesja', 352);</text:p>
          </table:table-cell>
          <table:table-cell office:value-type="string" calcext:value-type="string">
            <text:p>Król Polski, Wielki książę Litewski</text:p>
          </table:table-cell>
          <table:table-cell table:formula="of:=&quot;INSERT INTO property (property_type_id, content, item_id) VALUES (12, '&quot;&amp;[.K40]&amp;&quot;', &quot;&amp;[.B40]&amp;&quot;);&quot;" office:value-type="string" office:string-value="INSERT INTO property (property_type_id, content, item_id) VALUES (12, 'Król Polski, Wielki książę Litewski', 352);" calcext:value-type="string">
            <text:p>INSERT INTO property (property_type_id, content, item_id) VALUES (12, 'Król Polski, Wielki książę Litewski', 352);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string" calcext:value-type="string">
            <text:p>Aleksander I Jagiellończyk</text:p>
          </table:table-cell>
          <table:table-cell table:formula="of:=&quot;INSERT INTO item (id, name, topic_id) VALUES (&quot;&amp;[.B41]&amp;&quot;, '&quot;&amp;[.C41]&amp;&quot;', 3);&quot;" office:value-type="string" office:string-value="INSERT INTO item (id, name, topic_id) VALUES (353, 'Aleksander I Jagiellończyk', 3);" calcext:value-type="string">
            <text:p>INSERT INTO item (id, name, topic_id) VALUES (353, 'Aleksander I Jagiellończyk', 3);</text:p>
          </table:table-cell>
          <table:table-cell office:value-type="string" calcext:value-type="string">
            <text:p>1501 – 1506 </text:p>
          </table:table-cell>
          <table:table-cell table:formula="of:=&quot;INSERT INTO property (property_type_id, content, item_id) VALUES (9, '&quot;&amp;[.E41]&amp;&quot;', &quot;&amp;[.B41]&amp;&quot;);&quot;" office:value-type="string" office:string-value="INSERT INTO property (property_type_id, content, item_id) VALUES (9, '1501 – 1506 ', 353);" calcext:value-type="string">
            <text:p>INSERT INTO property (property_type_id, content, item_id) VALUES (9, '1501 – 1506 ', 353);</text:p>
          </table:table-cell>
          <table:table-cell office:value-type="string" calcext:value-type="string">
            <text:p>Jagiellonowie</text:p>
          </table:table-cell>
          <table:table-cell table:formula="of:=&quot;INSERT INTO property (property_type_id, content, item_id) VALUES (10, '&quot;&amp;[.G41]&amp;&quot;', &quot;&amp;[.B41]&amp;&quot;);&quot;" office:value-type="string" office:string-value="INSERT INTO property (property_type_id, content, item_id) VALUES (10, 'Jagiellonowie', 353);" calcext:value-type="string">
            <text:p>INSERT INTO property (property_type_id, content, item_id) VALUES (10, 'Jagiellonowie', 353);</text:p>
          </table:table-cell>
          <table:table-cell office:value-type="string" calcext:value-type="string">
            <text:p>Sukcesja</text:p>
          </table:table-cell>
          <table:table-cell table:formula="of:=&quot;INSERT INTO property (property_type_id, content, item_id) VALUES (11, '&quot;&amp;[.I41]&amp;&quot;', &quot;&amp;[.B41]&amp;&quot;);&quot;" office:value-type="string" office:string-value="INSERT INTO property (property_type_id, content, item_id) VALUES (11, 'Sukcesja', 353);" calcext:value-type="string">
            <text:p>INSERT INTO property (property_type_id, content, item_id) VALUES (11, 'Sukcesja', 353);</text:p>
          </table:table-cell>
          <table:table-cell office:value-type="string" calcext:value-type="string">
            <text:p>Król Polski, Wielki książę Litewski</text:p>
          </table:table-cell>
          <table:table-cell table:formula="of:=&quot;INSERT INTO property (property_type_id, content, item_id) VALUES (12, '&quot;&amp;[.K41]&amp;&quot;', &quot;&amp;[.B41]&amp;&quot;);&quot;" office:value-type="string" office:string-value="INSERT INTO property (property_type_id, content, item_id) VALUES (12, 'Król Polski, Wielki książę Litewski', 353);" calcext:value-type="string">
            <text:p>INSERT INTO property (property_type_id, content, item_id) VALUES (12, 'Król Polski, Wielki książę Litewski', 353);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string" calcext:value-type="string">
            <text:p>Zygmunt I Stary</text:p>
          </table:table-cell>
          <table:table-cell table:formula="of:=&quot;INSERT INTO item (id, name, topic_id) VALUES (&quot;&amp;[.B42]&amp;&quot;, '&quot;&amp;[.C42]&amp;&quot;', 3);&quot;" office:value-type="string" office:string-value="INSERT INTO item (id, name, topic_id) VALUES (354, 'Zygmunt I Stary', 3);" calcext:value-type="string">
            <text:p>INSERT INTO item (id, name, topic_id) VALUES (354, 'Zygmunt I Stary', 3);</text:p>
          </table:table-cell>
          <table:table-cell office:value-type="string" calcext:value-type="string">
            <text:p>1506 – 1548 </text:p>
          </table:table-cell>
          <table:table-cell table:formula="of:=&quot;INSERT INTO property (property_type_id, content, item_id) VALUES (9, '&quot;&amp;[.E42]&amp;&quot;', &quot;&amp;[.B42]&amp;&quot;);&quot;" office:value-type="string" office:string-value="INSERT INTO property (property_type_id, content, item_id) VALUES (9, '1506 – 1548 ', 354);" calcext:value-type="string">
            <text:p>INSERT INTO property (property_type_id, content, item_id) VALUES (9, '1506 – 1548 ', 354);</text:p>
          </table:table-cell>
          <table:table-cell office:value-type="string" calcext:value-type="string">
            <text:p>Jagiellonowie</text:p>
          </table:table-cell>
          <table:table-cell table:formula="of:=&quot;INSERT INTO property (property_type_id, content, item_id) VALUES (10, '&quot;&amp;[.G42]&amp;&quot;', &quot;&amp;[.B42]&amp;&quot;);&quot;" office:value-type="string" office:string-value="INSERT INTO property (property_type_id, content, item_id) VALUES (10, 'Jagiellonowie', 354);" calcext:value-type="string">
            <text:p>INSERT INTO property (property_type_id, content, item_id) VALUES (10, 'Jagiellonowie', 354);</text:p>
          </table:table-cell>
          <table:table-cell office:value-type="string" calcext:value-type="string">
            <text:p>Sukcesja</text:p>
          </table:table-cell>
          <table:table-cell table:formula="of:=&quot;INSERT INTO property (property_type_id, content, item_id) VALUES (11, '&quot;&amp;[.I42]&amp;&quot;', &quot;&amp;[.B42]&amp;&quot;);&quot;" office:value-type="string" office:string-value="INSERT INTO property (property_type_id, content, item_id) VALUES (11, 'Sukcesja', 354);" calcext:value-type="string">
            <text:p>INSERT INTO property (property_type_id, content, item_id) VALUES (11, 'Sukcesja', 354);</text:p>
          </table:table-cell>
          <table:table-cell office:value-type="string" calcext:value-type="string">
            <text:p>Król Polski, Wielki książę Litewski</text:p>
          </table:table-cell>
          <table:table-cell table:formula="of:=&quot;INSERT INTO property (property_type_id, content, item_id) VALUES (12, '&quot;&amp;[.K42]&amp;&quot;', &quot;&amp;[.B42]&amp;&quot;);&quot;" office:value-type="string" office:string-value="INSERT INTO property (property_type_id, content, item_id) VALUES (12, 'Król Polski, Wielki książę Litewski', 354);" calcext:value-type="string">
            <text:p>INSERT INTO property (property_type_id, content, item_id) VALUES (12, 'Król Polski, Wielki książę Litewski', 354);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string" calcext:value-type="string">
            <text:p>Zygmunt II August</text:p>
          </table:table-cell>
          <table:table-cell table:formula="of:=&quot;INSERT INTO item (id, name, topic_id) VALUES (&quot;&amp;[.B43]&amp;&quot;, '&quot;&amp;[.C43]&amp;&quot;', 3);&quot;" office:value-type="string" office:string-value="INSERT INTO item (id, name, topic_id) VALUES (355, 'Zygmunt II August', 3);" calcext:value-type="string">
            <text:p>INSERT INTO item (id, name, topic_id) VALUES (355, 'Zygmunt II August', 3);</text:p>
          </table:table-cell>
          <table:table-cell office:value-type="string" calcext:value-type="string">
            <text:p>1548 – 1572 </text:p>
          </table:table-cell>
          <table:table-cell table:formula="of:=&quot;INSERT INTO property (property_type_id, content, item_id) VALUES (9, '&quot;&amp;[.E43]&amp;&quot;', &quot;&amp;[.B43]&amp;&quot;);&quot;" office:value-type="string" office:string-value="INSERT INTO property (property_type_id, content, item_id) VALUES (9, '1548 – 1572 ', 355);" calcext:value-type="string">
            <text:p>INSERT INTO property (property_type_id, content, item_id) VALUES (9, '1548 – 1572 ', 355);</text:p>
          </table:table-cell>
          <table:table-cell office:value-type="string" calcext:value-type="string">
            <text:p>Jagiellonowie</text:p>
          </table:table-cell>
          <table:table-cell table:formula="of:=&quot;INSERT INTO property (property_type_id, content, item_id) VALUES (10, '&quot;&amp;[.G43]&amp;&quot;', &quot;&amp;[.B43]&amp;&quot;);&quot;" office:value-type="string" office:string-value="INSERT INTO property (property_type_id, content, item_id) VALUES (10, 'Jagiellonowie', 355);" calcext:value-type="string">
            <text:p>INSERT INTO property (property_type_id, content, item_id) VALUES (10, 'Jagiellonowie', 355);</text:p>
          </table:table-cell>
          <table:table-cell office:value-type="string" calcext:value-type="string">
            <text:p>Sukcesja</text:p>
          </table:table-cell>
          <table:table-cell table:formula="of:=&quot;INSERT INTO property (property_type_id, content, item_id) VALUES (11, '&quot;&amp;[.I43]&amp;&quot;', &quot;&amp;[.B43]&amp;&quot;);&quot;" office:value-type="string" office:string-value="INSERT INTO property (property_type_id, content, item_id) VALUES (11, 'Sukcesja', 355);" calcext:value-type="string">
            <text:p>INSERT INTO property (property_type_id, content, item_id) VALUES (11, 'Sukcesja', 355);</text:p>
          </table:table-cell>
          <table:table-cell office:value-type="string" calcext:value-type="string">
            <text:p>Król Polski, Wielki książę Litewski</text:p>
          </table:table-cell>
          <table:table-cell table:formula="of:=&quot;INSERT INTO property (property_type_id, content, item_id) VALUES (12, '&quot;&amp;[.K43]&amp;&quot;', &quot;&amp;[.B43]&amp;&quot;);&quot;" office:value-type="string" office:string-value="INSERT INTO property (property_type_id, content, item_id) VALUES (12, 'Król Polski, Wielki książę Litewski', 355);" calcext:value-type="string">
            <text:p>INSERT INTO property (property_type_id, content, item_id) VALUES (12, 'Król Polski, Wielki książę Litewski', 355);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string" calcext:value-type="string">
            <text:p>Henryk III Walezy</text:p>
          </table:table-cell>
          <table:table-cell table:formula="of:=&quot;INSERT INTO item (id, name, topic_id) VALUES (&quot;&amp;[.B44]&amp;&quot;, '&quot;&amp;[.C44]&amp;&quot;', 3);&quot;" office:value-type="string" office:string-value="INSERT INTO item (id, name, topic_id) VALUES (356, 'Henryk III Walezy', 3);" calcext:value-type="string">
            <text:p>INSERT INTO item (id, name, topic_id) VALUES (356, 'Henryk III Walezy', 3);</text:p>
          </table:table-cell>
          <table:table-cell office:value-type="string" calcext:value-type="string">
            <text:p>1573 – 1575 </text:p>
          </table:table-cell>
          <table:table-cell table:formula="of:=&quot;INSERT INTO property (property_type_id, content, item_id) VALUES (9, '&quot;&amp;[.E44]&amp;&quot;', &quot;&amp;[.B44]&amp;&quot;);&quot;" office:value-type="string" office:string-value="INSERT INTO property (property_type_id, content, item_id) VALUES (9, '1573 – 1575 ', 356);" calcext:value-type="string">
            <text:p>INSERT INTO property (property_type_id, content, item_id) VALUES (9, '1573 – 1575 ', 356);</text:p>
          </table:table-cell>
          <table:table-cell office:value-type="string" calcext:value-type="string">
            <text:p>Walezjusze</text:p>
          </table:table-cell>
          <table:table-cell table:formula="of:=&quot;INSERT INTO property (property_type_id, content, item_id) VALUES (10, '&quot;&amp;[.G44]&amp;&quot;', &quot;&amp;[.B44]&amp;&quot;);&quot;" office:value-type="string" office:string-value="INSERT INTO property (property_type_id, content, item_id) VALUES (10, 'Walezjusze', 356);" calcext:value-type="string">
            <text:p>INSERT INTO property (property_type_id, content, item_id) VALUES (10, 'Walezjusze', 356);</text:p>
          </table:table-cell>
          <table:table-cell office:value-type="string" calcext:value-type="string">
            <text:p>Elekcja</text:p>
          </table:table-cell>
          <table:table-cell table:formula="of:=&quot;INSERT INTO property (property_type_id, content, item_id) VALUES (11, '&quot;&amp;[.I44]&amp;&quot;', &quot;&amp;[.B44]&amp;&quot;);&quot;" office:value-type="string" office:string-value="INSERT INTO property (property_type_id, content, item_id) VALUES (11, 'Elekcja', 356);" calcext:value-type="string">
            <text:p>INSERT INTO property (property_type_id, content, item_id) VALUES (11, 'Elekcja', 356);</text:p>
          </table:table-cell>
          <table:table-cell office:value-type="string" calcext:value-type="string">
            <text:p>Król Polski, Wielki książę Litewski, Król Francji</text:p>
          </table:table-cell>
          <table:table-cell table:formula="of:=&quot;INSERT INTO property (property_type_id, content, item_id) VALUES (12, '&quot;&amp;[.K44]&amp;&quot;', &quot;&amp;[.B44]&amp;&quot;);&quot;" office:value-type="string" office:string-value="INSERT INTO property (property_type_id, content, item_id) VALUES (12, 'Król Polski, Wielki książę Litewski, Król Francji', 356);" calcext:value-type="string">
            <text:p>INSERT INTO property (property_type_id, content, item_id) VALUES (12, 'Król Polski, Wielki książę Litewski, Król Francji', 356);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string" calcext:value-type="string">
            <text:p>Anna Jagiellonka</text:p>
          </table:table-cell>
          <table:table-cell table:formula="of:=&quot;INSERT INTO item (id, name, topic_id) VALUES (&quot;&amp;[.B45]&amp;&quot;, '&quot;&amp;[.C45]&amp;&quot;', 3);&quot;" office:value-type="string" office:string-value="INSERT INTO item (id, name, topic_id) VALUES (357, 'Anna Jagiellonka', 3);" calcext:value-type="string">
            <text:p>INSERT INTO item (id, name, topic_id) VALUES (357, 'Anna Jagiellonka', 3);</text:p>
          </table:table-cell>
          <table:table-cell office:value-type="string" calcext:value-type="string">
            <text:p>1575 – 1586 </text:p>
          </table:table-cell>
          <table:table-cell table:formula="of:=&quot;INSERT INTO property (property_type_id, content, item_id) VALUES (9, '&quot;&amp;[.E45]&amp;&quot;', &quot;&amp;[.B45]&amp;&quot;);&quot;" office:value-type="string" office:string-value="INSERT INTO property (property_type_id, content, item_id) VALUES (9, '1575 – 1586 ', 357);" calcext:value-type="string">
            <text:p>INSERT INTO property (property_type_id, content, item_id) VALUES (9, '1575 – 1586 ', 357);</text:p>
          </table:table-cell>
          <table:table-cell office:value-type="string" calcext:value-type="string">
            <text:p>Jagiellonowie</text:p>
          </table:table-cell>
          <table:table-cell table:formula="of:=&quot;INSERT INTO property (property_type_id, content, item_id) VALUES (10, '&quot;&amp;[.G45]&amp;&quot;', &quot;&amp;[.B45]&amp;&quot;);&quot;" office:value-type="string" office:string-value="INSERT INTO property (property_type_id, content, item_id) VALUES (10, 'Jagiellonowie', 357);" calcext:value-type="string">
            <text:p>INSERT INTO property (property_type_id, content, item_id) VALUES (10, 'Jagiellonowie', 357);</text:p>
          </table:table-cell>
          <table:table-cell office:value-type="string" calcext:value-type="string">
            <text:p>Elekcja</text:p>
          </table:table-cell>
          <table:table-cell table:formula="of:=&quot;INSERT INTO property (property_type_id, content, item_id) VALUES (11, '&quot;&amp;[.I45]&amp;&quot;', &quot;&amp;[.B45]&amp;&quot;);&quot;" office:value-type="string" office:string-value="INSERT INTO property (property_type_id, content, item_id) VALUES (11, 'Elekcja', 357);" calcext:value-type="string">
            <text:p>INSERT INTO property (property_type_id, content, item_id) VALUES (11, 'Elekcja', 357);</text:p>
          </table:table-cell>
          <table:table-cell office:value-type="string" calcext:value-type="string">
            <text:p>Król Polski, Wielki książę Litewski</text:p>
          </table:table-cell>
          <table:table-cell table:formula="of:=&quot;INSERT INTO property (property_type_id, content, item_id) VALUES (12, '&quot;&amp;[.K45]&amp;&quot;', &quot;&amp;[.B45]&amp;&quot;);&quot;" office:value-type="string" office:string-value="INSERT INTO property (property_type_id, content, item_id) VALUES (12, 'Król Polski, Wielki książę Litewski', 357);" calcext:value-type="string">
            <text:p>INSERT INTO property (property_type_id, content, item_id) VALUES (12, 'Król Polski, Wielki książę Litewski', 357);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string" calcext:value-type="string">
            <text:p>Stefan I Batory</text:p>
          </table:table-cell>
          <table:table-cell table:formula="of:=&quot;INSERT INTO item (id, name, topic_id) VALUES (&quot;&amp;[.B46]&amp;&quot;, '&quot;&amp;[.C46]&amp;&quot;', 3);&quot;" office:value-type="string" office:string-value="INSERT INTO item (id, name, topic_id) VALUES (358, 'Stefan I Batory', 3);" calcext:value-type="string">
            <text:p>INSERT INTO item (id, name, topic_id) VALUES (358, 'Stefan I Batory', 3);</text:p>
          </table:table-cell>
          <table:table-cell office:value-type="string" calcext:value-type="string">
            <text:p>1576 – 1586 </text:p>
          </table:table-cell>
          <table:table-cell table:formula="of:=&quot;INSERT INTO property (property_type_id, content, item_id) VALUES (9, '&quot;&amp;[.E46]&amp;&quot;', &quot;&amp;[.B46]&amp;&quot;);&quot;" office:value-type="string" office:string-value="INSERT INTO property (property_type_id, content, item_id) VALUES (9, '1576 – 1586 ', 358);" calcext:value-type="string">
            <text:p>INSERT INTO property (property_type_id, content, item_id) VALUES (9, '1576 – 1586 ', 358);</text:p>
          </table:table-cell>
          <table:table-cell office:value-type="string" calcext:value-type="string">
            <text:p>Batorowie</text:p>
          </table:table-cell>
          <table:table-cell table:formula="of:=&quot;INSERT INTO property (property_type_id, content, item_id) VALUES (10, '&quot;&amp;[.G46]&amp;&quot;', &quot;&amp;[.B46]&amp;&quot;);&quot;" office:value-type="string" office:string-value="INSERT INTO property (property_type_id, content, item_id) VALUES (10, 'Batorowie', 358);" calcext:value-type="string">
            <text:p>INSERT INTO property (property_type_id, content, item_id) VALUES (10, 'Batorowie', 358);</text:p>
          </table:table-cell>
          <table:table-cell office:value-type="string" calcext:value-type="string">
            <text:p>Elekcja</text:p>
          </table:table-cell>
          <table:table-cell table:formula="of:=&quot;INSERT INTO property (property_type_id, content, item_id) VALUES (11, '&quot;&amp;[.I46]&amp;&quot;', &quot;&amp;[.B46]&amp;&quot;);&quot;" office:value-type="string" office:string-value="INSERT INTO property (property_type_id, content, item_id) VALUES (11, 'Elekcja', 358);" calcext:value-type="string">
            <text:p>INSERT INTO property (property_type_id, content, item_id) VALUES (11, 'Elekcja', 358);</text:p>
          </table:table-cell>
          <table:table-cell office:value-type="string" calcext:value-type="string">
            <text:p>Król Polski, Wielki książę Litewski, Książę Siedmiogrodu</text:p>
          </table:table-cell>
          <table:table-cell table:formula="of:=&quot;INSERT INTO property (property_type_id, content, item_id) VALUES (12, '&quot;&amp;[.K46]&amp;&quot;', &quot;&amp;[.B46]&amp;&quot;);&quot;" office:value-type="string" office:string-value="INSERT INTO property (property_type_id, content, item_id) VALUES (12, 'Król Polski, Wielki książę Litewski, Książę Siedmiogrodu', 358);" calcext:value-type="string">
            <text:p>INSERT INTO property (property_type_id, content, item_id) VALUES (12, 'Król Polski, Wielki książę Litewski, Książę Siedmiogrodu', 358);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string" calcext:value-type="string">
            <text:p>Zygmunt III Waza</text:p>
          </table:table-cell>
          <table:table-cell table:formula="of:=&quot;INSERT INTO item (id, name, topic_id) VALUES (&quot;&amp;[.B47]&amp;&quot;, '&quot;&amp;[.C47]&amp;&quot;', 3);&quot;" office:value-type="string" office:string-value="INSERT INTO item (id, name, topic_id) VALUES (359, 'Zygmunt III Waza', 3);" calcext:value-type="string">
            <text:p>INSERT INTO item (id, name, topic_id) VALUES (359, 'Zygmunt III Waza', 3);</text:p>
          </table:table-cell>
          <table:table-cell office:value-type="string" calcext:value-type="string">
            <text:p>1587 – 1632 </text:p>
          </table:table-cell>
          <table:table-cell table:formula="of:=&quot;INSERT INTO property (property_type_id, content, item_id) VALUES (9, '&quot;&amp;[.E47]&amp;&quot;', &quot;&amp;[.B47]&amp;&quot;);&quot;" office:value-type="string" office:string-value="INSERT INTO property (property_type_id, content, item_id) VALUES (9, '1587 – 1632 ', 359);" calcext:value-type="string">
            <text:p>INSERT INTO property (property_type_id, content, item_id) VALUES (9, '1587 – 1632 ', 359);</text:p>
          </table:table-cell>
          <table:table-cell office:value-type="string" calcext:value-type="string">
            <text:p>Wazowie</text:p>
          </table:table-cell>
          <table:table-cell table:formula="of:=&quot;INSERT INTO property (property_type_id, content, item_id) VALUES (10, '&quot;&amp;[.G47]&amp;&quot;', &quot;&amp;[.B47]&amp;&quot;);&quot;" office:value-type="string" office:string-value="INSERT INTO property (property_type_id, content, item_id) VALUES (10, 'Wazowie', 359);" calcext:value-type="string">
            <text:p>INSERT INTO property (property_type_id, content, item_id) VALUES (10, 'Wazowie', 359);</text:p>
          </table:table-cell>
          <table:table-cell office:value-type="string" calcext:value-type="string">
            <text:p>Elekcja</text:p>
          </table:table-cell>
          <table:table-cell table:formula="of:=&quot;INSERT INTO property (property_type_id, content, item_id) VALUES (11, '&quot;&amp;[.I47]&amp;&quot;', &quot;&amp;[.B47]&amp;&quot;);&quot;" office:value-type="string" office:string-value="INSERT INTO property (property_type_id, content, item_id) VALUES (11, 'Elekcja', 359);" calcext:value-type="string">
            <text:p>INSERT INTO property (property_type_id, content, item_id) VALUES (11, 'Elekcja', 359);</text:p>
          </table:table-cell>
          <table:table-cell office:value-type="string" calcext:value-type="string">
            <text:p>Król Polski, Wielki książę Litewski, Król Szwecji</text:p>
          </table:table-cell>
          <table:table-cell table:formula="of:=&quot;INSERT INTO property (property_type_id, content, item_id) VALUES (12, '&quot;&amp;[.K47]&amp;&quot;', &quot;&amp;[.B47]&amp;&quot;);&quot;" office:value-type="string" office:string-value="INSERT INTO property (property_type_id, content, item_id) VALUES (12, 'Król Polski, Wielki książę Litewski, Król Szwecji', 359);" calcext:value-type="string">
            <text:p>INSERT INTO property (property_type_id, content, item_id) VALUES (12, 'Król Polski, Wielki książę Litewski, Król Szwecji', 359);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string" calcext:value-type="string">
            <text:p>Władysław IV Waza</text:p>
          </table:table-cell>
          <table:table-cell table:formula="of:=&quot;INSERT INTO item (id, name, topic_id) VALUES (&quot;&amp;[.B48]&amp;&quot;, '&quot;&amp;[.C48]&amp;&quot;', 3);&quot;" office:value-type="string" office:string-value="INSERT INTO item (id, name, topic_id) VALUES (360, 'Władysław IV Waza', 3);" calcext:value-type="string">
            <text:p>INSERT INTO item (id, name, topic_id) VALUES (360, 'Władysław IV Waza', 3);</text:p>
          </table:table-cell>
          <table:table-cell office:value-type="string" calcext:value-type="string">
            <text:p>1632 – 1648 </text:p>
          </table:table-cell>
          <table:table-cell table:formula="of:=&quot;INSERT INTO property (property_type_id, content, item_id) VALUES (9, '&quot;&amp;[.E48]&amp;&quot;', &quot;&amp;[.B48]&amp;&quot;);&quot;" office:value-type="string" office:string-value="INSERT INTO property (property_type_id, content, item_id) VALUES (9, '1632 – 1648 ', 360);" calcext:value-type="string">
            <text:p>INSERT INTO property (property_type_id, content, item_id) VALUES (9, '1632 – 1648 ', 360);</text:p>
          </table:table-cell>
          <table:table-cell office:value-type="string" calcext:value-type="string">
            <text:p>Wazowie</text:p>
          </table:table-cell>
          <table:table-cell table:formula="of:=&quot;INSERT INTO property (property_type_id, content, item_id) VALUES (10, '&quot;&amp;[.G48]&amp;&quot;', &quot;&amp;[.B48]&amp;&quot;);&quot;" office:value-type="string" office:string-value="INSERT INTO property (property_type_id, content, item_id) VALUES (10, 'Wazowie', 360);" calcext:value-type="string">
            <text:p>INSERT INTO property (property_type_id, content, item_id) VALUES (10, 'Wazowie', 360);</text:p>
          </table:table-cell>
          <table:table-cell office:value-type="string" calcext:value-type="string">
            <text:p>Elekcja</text:p>
          </table:table-cell>
          <table:table-cell table:formula="of:=&quot;INSERT INTO property (property_type_id, content, item_id) VALUES (11, '&quot;&amp;[.I48]&amp;&quot;', &quot;&amp;[.B48]&amp;&quot;);&quot;" office:value-type="string" office:string-value="INSERT INTO property (property_type_id, content, item_id) VALUES (11, 'Elekcja', 360);" calcext:value-type="string">
            <text:p>INSERT INTO property (property_type_id, content, item_id) VALUES (11, 'Elekcja', 360);</text:p>
          </table:table-cell>
          <table:table-cell office:value-type="string" calcext:value-type="string">
            <text:p>Król Polski, Wielki książę Litewski, Król Szwecji, Car Rosji</text:p>
          </table:table-cell>
          <table:table-cell table:formula="of:=&quot;INSERT INTO property (property_type_id, content, item_id) VALUES (12, '&quot;&amp;[.K48]&amp;&quot;', &quot;&amp;[.B48]&amp;&quot;);&quot;" office:value-type="string" office:string-value="INSERT INTO property (property_type_id, content, item_id) VALUES (12, 'Król Polski, Wielki książę Litewski, Król Szwecji, Car Rosji', 360);" calcext:value-type="string">
            <text:p>INSERT INTO property (property_type_id, content, item_id) VALUES (12, 'Król Polski, Wielki książę Litewski, Król Szwecji, Car Rosji', 360);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string" calcext:value-type="string">
            <text:p>Jan II Kazimierz Waza</text:p>
          </table:table-cell>
          <table:table-cell table:formula="of:=&quot;INSERT INTO item (id, name, topic_id) VALUES (&quot;&amp;[.B49]&amp;&quot;, '&quot;&amp;[.C49]&amp;&quot;', 3);&quot;" office:value-type="string" office:string-value="INSERT INTO item (id, name, topic_id) VALUES (361, 'Jan II Kazimierz Waza', 3);" calcext:value-type="string">
            <text:p>INSERT INTO item (id, name, topic_id) VALUES (361, 'Jan II Kazimierz Waza', 3);</text:p>
          </table:table-cell>
          <table:table-cell office:value-type="string" calcext:value-type="string">
            <text:p>1648 – 1668 </text:p>
          </table:table-cell>
          <table:table-cell table:formula="of:=&quot;INSERT INTO property (property_type_id, content, item_id) VALUES (9, '&quot;&amp;[.E49]&amp;&quot;', &quot;&amp;[.B49]&amp;&quot;);&quot;" office:value-type="string" office:string-value="INSERT INTO property (property_type_id, content, item_id) VALUES (9, '1648 – 1668 ', 361);" calcext:value-type="string">
            <text:p>INSERT INTO property (property_type_id, content, item_id) VALUES (9, '1648 – 1668 ', 361);</text:p>
          </table:table-cell>
          <table:table-cell office:value-type="string" calcext:value-type="string">
            <text:p>Wazowie</text:p>
          </table:table-cell>
          <table:table-cell table:formula="of:=&quot;INSERT INTO property (property_type_id, content, item_id) VALUES (10, '&quot;&amp;[.G49]&amp;&quot;', &quot;&amp;[.B49]&amp;&quot;);&quot;" office:value-type="string" office:string-value="INSERT INTO property (property_type_id, content, item_id) VALUES (10, 'Wazowie', 361);" calcext:value-type="string">
            <text:p>INSERT INTO property (property_type_id, content, item_id) VALUES (10, 'Wazowie', 361);</text:p>
          </table:table-cell>
          <table:table-cell office:value-type="string" calcext:value-type="string">
            <text:p>Elekcja</text:p>
          </table:table-cell>
          <table:table-cell table:formula="of:=&quot;INSERT INTO property (property_type_id, content, item_id) VALUES (11, '&quot;&amp;[.I49]&amp;&quot;', &quot;&amp;[.B49]&amp;&quot;);&quot;" office:value-type="string" office:string-value="INSERT INTO property (property_type_id, content, item_id) VALUES (11, 'Elekcja', 361);" calcext:value-type="string">
            <text:p>INSERT INTO property (property_type_id, content, item_id) VALUES (11, 'Elekcja', 361);</text:p>
          </table:table-cell>
          <table:table-cell office:value-type="string" calcext:value-type="string">
            <text:p>Król Polski, Wielki książę Litewski</text:p>
          </table:table-cell>
          <table:table-cell table:formula="of:=&quot;INSERT INTO property (property_type_id, content, item_id) VALUES (12, '&quot;&amp;[.K49]&amp;&quot;', &quot;&amp;[.B49]&amp;&quot;);&quot;" office:value-type="string" office:string-value="INSERT INTO property (property_type_id, content, item_id) VALUES (12, 'Król Polski, Wielki książę Litewski', 361);" calcext:value-type="string">
            <text:p>INSERT INTO property (property_type_id, content, item_id) VALUES (12, 'Król Polski, Wielki książę Litewski', 361);</text:p>
          </table:table-cell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office:value-type="string" calcext:value-type="string">
            <text:p>Michał I Wiśniowiecki</text:p>
          </table:table-cell>
          <table:table-cell table:formula="of:=&quot;INSERT INTO item (id, name, topic_id) VALUES (&quot;&amp;[.B50]&amp;&quot;, '&quot;&amp;[.C50]&amp;&quot;', 3);&quot;" office:value-type="string" office:string-value="INSERT INTO item (id, name, topic_id) VALUES (362, 'Michał I Wiśniowiecki', 3);" calcext:value-type="string">
            <text:p>INSERT INTO item (id, name, topic_id) VALUES (362, 'Michał I Wiśniowiecki', 3);</text:p>
          </table:table-cell>
          <table:table-cell office:value-type="string" calcext:value-type="string">
            <text:p>1669 – 1673 </text:p>
          </table:table-cell>
          <table:table-cell table:formula="of:=&quot;INSERT INTO property (property_type_id, content, item_id) VALUES (9, '&quot;&amp;[.E50]&amp;&quot;', &quot;&amp;[.B50]&amp;&quot;);&quot;" office:value-type="string" office:string-value="INSERT INTO property (property_type_id, content, item_id) VALUES (9, '1669 – 1673 ', 362);" calcext:value-type="string">
            <text:p>INSERT INTO property (property_type_id, content, item_id) VALUES (9, '1669 – 1673 ', 362);</text:p>
          </table:table-cell>
          <table:table-cell office:value-type="string" calcext:value-type="string">
            <text:p>Wiśniowieccy</text:p>
          </table:table-cell>
          <table:table-cell table:formula="of:=&quot;INSERT INTO property (property_type_id, content, item_id) VALUES (10, '&quot;&amp;[.G50]&amp;&quot;', &quot;&amp;[.B50]&amp;&quot;);&quot;" office:value-type="string" office:string-value="INSERT INTO property (property_type_id, content, item_id) VALUES (10, 'Wiśniowieccy', 362);" calcext:value-type="string">
            <text:p>INSERT INTO property (property_type_id, content, item_id) VALUES (10, 'Wiśniowieccy', 362);</text:p>
          </table:table-cell>
          <table:table-cell office:value-type="string" calcext:value-type="string">
            <text:p>Elekcja</text:p>
          </table:table-cell>
          <table:table-cell table:formula="of:=&quot;INSERT INTO property (property_type_id, content, item_id) VALUES (11, '&quot;&amp;[.I50]&amp;&quot;', &quot;&amp;[.B50]&amp;&quot;);&quot;" office:value-type="string" office:string-value="INSERT INTO property (property_type_id, content, item_id) VALUES (11, 'Elekcja', 362);" calcext:value-type="string">
            <text:p>INSERT INTO property (property_type_id, content, item_id) VALUES (11, 'Elekcja', 362);</text:p>
          </table:table-cell>
          <table:table-cell office:value-type="string" calcext:value-type="string">
            <text:p>Król Polski, Wielki książę Litewski</text:p>
          </table:table-cell>
          <table:table-cell table:formula="of:=&quot;INSERT INTO property (property_type_id, content, item_id) VALUES (12, '&quot;&amp;[.K50]&amp;&quot;', &quot;&amp;[.B50]&amp;&quot;);&quot;" office:value-type="string" office:string-value="INSERT INTO property (property_type_id, content, item_id) VALUES (12, 'Król Polski, Wielki książę Litewski', 362);" calcext:value-type="string">
            <text:p>INSERT INTO property (property_type_id, content, item_id) VALUES (12, 'Król Polski, Wielki książę Litewski', 362);</text:p>
          </table:table-cell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office:value-type="string" calcext:value-type="string">
            <text:p>Jan III Sobieski</text:p>
          </table:table-cell>
          <table:table-cell table:formula="of:=&quot;INSERT INTO item (id, name, topic_id) VALUES (&quot;&amp;[.B51]&amp;&quot;, '&quot;&amp;[.C51]&amp;&quot;', 3);&quot;" office:value-type="string" office:string-value="INSERT INTO item (id, name, topic_id) VALUES (363, 'Jan III Sobieski', 3);" calcext:value-type="string">
            <text:p>INSERT INTO item (id, name, topic_id) VALUES (363, 'Jan III Sobieski', 3);</text:p>
          </table:table-cell>
          <table:table-cell office:value-type="string" calcext:value-type="string">
            <text:p>1674 – 1696 </text:p>
          </table:table-cell>
          <table:table-cell table:formula="of:=&quot;INSERT INTO property (property_type_id, content, item_id) VALUES (9, '&quot;&amp;[.E51]&amp;&quot;', &quot;&amp;[.B51]&amp;&quot;);&quot;" office:value-type="string" office:string-value="INSERT INTO property (property_type_id, content, item_id) VALUES (9, '1674 – 1696 ', 363);" calcext:value-type="string">
            <text:p>INSERT INTO property (property_type_id, content, item_id) VALUES (9, '1674 – 1696 ', 363);</text:p>
          </table:table-cell>
          <table:table-cell office:value-type="string" calcext:value-type="string">
            <text:p>Sobiescy</text:p>
          </table:table-cell>
          <table:table-cell table:formula="of:=&quot;INSERT INTO property (property_type_id, content, item_id) VALUES (10, '&quot;&amp;[.G51]&amp;&quot;', &quot;&amp;[.B51]&amp;&quot;);&quot;" office:value-type="string" office:string-value="INSERT INTO property (property_type_id, content, item_id) VALUES (10, 'Sobiescy', 363);" calcext:value-type="string">
            <text:p>INSERT INTO property (property_type_id, content, item_id) VALUES (10, 'Sobiescy', 363);</text:p>
          </table:table-cell>
          <table:table-cell office:value-type="string" calcext:value-type="string">
            <text:p>Elekcja</text:p>
          </table:table-cell>
          <table:table-cell table:formula="of:=&quot;INSERT INTO property (property_type_id, content, item_id) VALUES (11, '&quot;&amp;[.I51]&amp;&quot;', &quot;&amp;[.B51]&amp;&quot;);&quot;" office:value-type="string" office:string-value="INSERT INTO property (property_type_id, content, item_id) VALUES (11, 'Elekcja', 363);" calcext:value-type="string">
            <text:p>INSERT INTO property (property_type_id, content, item_id) VALUES (11, 'Elekcja', 363);</text:p>
          </table:table-cell>
          <table:table-cell office:value-type="string" calcext:value-type="string">
            <text:p>Król Polski, Wielki książę Litewski</text:p>
          </table:table-cell>
          <table:table-cell table:formula="of:=&quot;INSERT INTO property (property_type_id, content, item_id) VALUES (12, '&quot;&amp;[.K51]&amp;&quot;', &quot;&amp;[.B51]&amp;&quot;);&quot;" office:value-type="string" office:string-value="INSERT INTO property (property_type_id, content, item_id) VALUES (12, 'Król Polski, Wielki książę Litewski', 363);" calcext:value-type="string">
            <text:p>INSERT INTO property (property_type_id, content, item_id) VALUES (12, 'Król Polski, Wielki książę Litewski', 363);</text:p>
          </table:table-cell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office:value-type="string" calcext:value-type="string">
            <text:p>August II Sas</text:p>
          </table:table-cell>
          <table:table-cell table:formula="of:=&quot;INSERT INTO item (id, name, topic_id) VALUES (&quot;&amp;[.B52]&amp;&quot;, '&quot;&amp;[.C52]&amp;&quot;', 3);&quot;" office:value-type="string" office:string-value="INSERT INTO item (id, name, topic_id) VALUES (364, 'August II Sas', 3);" calcext:value-type="string">
            <text:p>INSERT INTO item (id, name, topic_id) VALUES (364, 'August II Sas', 3);</text:p>
          </table:table-cell>
          <table:table-cell office:value-type="string" calcext:value-type="string">
            <text:p>1697 – 1704, 1709 – 1733 </text:p>
          </table:table-cell>
          <table:table-cell table:formula="of:=&quot;INSERT INTO property (property_type_id, content, item_id) VALUES (9, '&quot;&amp;[.E52]&amp;&quot;', &quot;&amp;[.B52]&amp;&quot;);&quot;" office:value-type="string" office:string-value="INSERT INTO property (property_type_id, content, item_id) VALUES (9, '1697 – 1704, 1709 – 1733 ', 364);" calcext:value-type="string">
            <text:p>INSERT INTO property (property_type_id, content, item_id) VALUES (9, '1697 – 1704, 1709 – 1733 ', 364);</text:p>
          </table:table-cell>
          <table:table-cell office:value-type="string" calcext:value-type="string">
            <text:p>Wettynowie</text:p>
          </table:table-cell>
          <table:table-cell table:formula="of:=&quot;INSERT INTO property (property_type_id, content, item_id) VALUES (10, '&quot;&amp;[.G52]&amp;&quot;', &quot;&amp;[.B52]&amp;&quot;);&quot;" office:value-type="string" office:string-value="INSERT INTO property (property_type_id, content, item_id) VALUES (10, 'Wettynowie', 364);" calcext:value-type="string">
            <text:p>INSERT INTO property (property_type_id, content, item_id) VALUES (10, 'Wettynowie', 364);</text:p>
          </table:table-cell>
          <table:table-cell office:value-type="string" calcext:value-type="string">
            <text:p>Elekcja</text:p>
          </table:table-cell>
          <table:table-cell table:formula="of:=&quot;INSERT INTO property (property_type_id, content, item_id) VALUES (11, '&quot;&amp;[.I52]&amp;&quot;', &quot;&amp;[.B52]&amp;&quot;);&quot;" office:value-type="string" office:string-value="INSERT INTO property (property_type_id, content, item_id) VALUES (11, 'Elekcja', 364);" calcext:value-type="string">
            <text:p>INSERT INTO property (property_type_id, content, item_id) VALUES (11, 'Elekcja', 364);</text:p>
          </table:table-cell>
          <table:table-cell office:value-type="string" calcext:value-type="string">
            <text:p>Król Polski, Wielki książę Litewski</text:p>
          </table:table-cell>
          <table:table-cell table:formula="of:=&quot;INSERT INTO property (property_type_id, content, item_id) VALUES (12, '&quot;&amp;[.K52]&amp;&quot;', &quot;&amp;[.B52]&amp;&quot;);&quot;" office:value-type="string" office:string-value="INSERT INTO property (property_type_id, content, item_id) VALUES (12, 'Król Polski, Wielki książę Litewski', 364);" calcext:value-type="string">
            <text:p>INSERT INTO property (property_type_id, content, item_id) VALUES (12, 'Król Polski, Wielki książę Litewski', 364);</text:p>
          </table:table-cell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string" calcext:value-type="string">
            <text:p>Stanisław I Leszczyński</text:p>
          </table:table-cell>
          <table:table-cell table:formula="of:=&quot;INSERT INTO item (id, name, topic_id) VALUES (&quot;&amp;[.B53]&amp;&quot;, '&quot;&amp;[.C53]&amp;&quot;', 3);&quot;" office:value-type="string" office:string-value="INSERT INTO item (id, name, topic_id) VALUES (365, 'Stanisław I Leszczyński', 3);" calcext:value-type="string">
            <text:p>INSERT INTO item (id, name, topic_id) VALUES (365, 'Stanisław I Leszczyński', 3);</text:p>
          </table:table-cell>
          <table:table-cell office:value-type="string" calcext:value-type="string">
            <text:p>1704 – 1709, 1733 – 1736</text:p>
          </table:table-cell>
          <table:table-cell table:formula="of:=&quot;INSERT INTO property (property_type_id, content, item_id) VALUES (9, '&quot;&amp;[.E53]&amp;&quot;', &quot;&amp;[.B53]&amp;&quot;);&quot;" office:value-type="string" office:string-value="INSERT INTO property (property_type_id, content, item_id) VALUES (9, '1704 – 1709, 1733 – 1736', 365);" calcext:value-type="string">
            <text:p>INSERT INTO property (property_type_id, content, item_id) VALUES (9, '1704 – 1709, 1733 – 1736', 365);</text:p>
          </table:table-cell>
          <table:table-cell office:value-type="string" calcext:value-type="string">
            <text:p>Leszczyńscy</text:p>
          </table:table-cell>
          <table:table-cell table:formula="of:=&quot;INSERT INTO property (property_type_id, content, item_id) VALUES (10, '&quot;&amp;[.G53]&amp;&quot;', &quot;&amp;[.B53]&amp;&quot;);&quot;" office:value-type="string" office:string-value="INSERT INTO property (property_type_id, content, item_id) VALUES (10, 'Leszczyńscy', 365);" calcext:value-type="string">
            <text:p>INSERT INTO property (property_type_id, content, item_id) VALUES (10, 'Leszczyńscy', 365);</text:p>
          </table:table-cell>
          <table:table-cell office:value-type="string" calcext:value-type="string">
            <text:p>Uzurpacja</text:p>
          </table:table-cell>
          <table:table-cell table:formula="of:=&quot;INSERT INTO property (property_type_id, content, item_id) VALUES (11, '&quot;&amp;[.I53]&amp;&quot;', &quot;&amp;[.B53]&amp;&quot;);&quot;" office:value-type="string" office:string-value="INSERT INTO property (property_type_id, content, item_id) VALUES (11, 'Uzurpacja', 365);" calcext:value-type="string">
            <text:p>INSERT INTO property (property_type_id, content, item_id) VALUES (11, 'Uzurpacja', 365);</text:p>
          </table:table-cell>
          <table:table-cell office:value-type="string" calcext:value-type="string">
            <text:p>Król Polski, Wielki książę Litewski</text:p>
          </table:table-cell>
          <table:table-cell table:formula="of:=&quot;INSERT INTO property (property_type_id, content, item_id) VALUES (12, '&quot;&amp;[.K53]&amp;&quot;', &quot;&amp;[.B53]&amp;&quot;);&quot;" office:value-type="string" office:string-value="INSERT INTO property (property_type_id, content, item_id) VALUES (12, 'Król Polski, Wielki książę Litewski', 365);" calcext:value-type="string">
            <text:p>INSERT INTO property (property_type_id, content, item_id) VALUES (12, 'Król Polski, Wielki książę Litewski', 365);</text:p>
          </table:table-cell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August III Sas</text:p>
          </table:table-cell>
          <table:table-cell table:formula="of:=&quot;INSERT INTO item (id, name, topic_id) VALUES (&quot;&amp;[.B54]&amp;&quot;, '&quot;&amp;[.C54]&amp;&quot;', 3);&quot;" office:value-type="string" office:string-value="INSERT INTO item (id, name, topic_id) VALUES (366, 'August III Sas', 3);" calcext:value-type="string">
            <text:p>INSERT INTO item (id, name, topic_id) VALUES (366, 'August III Sas', 3);</text:p>
          </table:table-cell>
          <table:table-cell office:value-type="string" calcext:value-type="string">
            <text:p>1733 – 1763 </text:p>
          </table:table-cell>
          <table:table-cell table:formula="of:=&quot;INSERT INTO property (property_type_id, content, item_id) VALUES (9, '&quot;&amp;[.E54]&amp;&quot;', &quot;&amp;[.B54]&amp;&quot;);&quot;" office:value-type="string" office:string-value="INSERT INTO property (property_type_id, content, item_id) VALUES (9, '1733 – 1763 ', 366);" calcext:value-type="string">
            <text:p>INSERT INTO property (property_type_id, content, item_id) VALUES (9, '1733 – 1763 ', 366);</text:p>
          </table:table-cell>
          <table:table-cell office:value-type="string" calcext:value-type="string">
            <text:p>Wettynowie</text:p>
          </table:table-cell>
          <table:table-cell table:formula="of:=&quot;INSERT INTO property (property_type_id, content, item_id) VALUES (10, '&quot;&amp;[.G54]&amp;&quot;', &quot;&amp;[.B54]&amp;&quot;);&quot;" office:value-type="string" office:string-value="INSERT INTO property (property_type_id, content, item_id) VALUES (10, 'Wettynowie', 366);" calcext:value-type="string">
            <text:p>INSERT INTO property (property_type_id, content, item_id) VALUES (10, 'Wettynowie', 366);</text:p>
          </table:table-cell>
          <table:table-cell office:value-type="string" calcext:value-type="string">
            <text:p>Uzurpacja</text:p>
          </table:table-cell>
          <table:table-cell table:formula="of:=&quot;INSERT INTO property (property_type_id, content, item_id) VALUES (11, '&quot;&amp;[.I54]&amp;&quot;', &quot;&amp;[.B54]&amp;&quot;);&quot;" office:value-type="string" office:string-value="INSERT INTO property (property_type_id, content, item_id) VALUES (11, 'Uzurpacja', 366);" calcext:value-type="string">
            <text:p>INSERT INTO property (property_type_id, content, item_id) VALUES (11, 'Uzurpacja', 366);</text:p>
          </table:table-cell>
          <table:table-cell office:value-type="string" calcext:value-type="string">
            <text:p>Król Polski, Wielki książę Litewski</text:p>
          </table:table-cell>
          <table:table-cell table:formula="of:=&quot;INSERT INTO property (property_type_id, content, item_id) VALUES (12, '&quot;&amp;[.K54]&amp;&quot;', &quot;&amp;[.B54]&amp;&quot;);&quot;" office:value-type="string" office:string-value="INSERT INTO property (property_type_id, content, item_id) VALUES (12, 'Król Polski, Wielki książę Litewski', 366);" calcext:value-type="string">
            <text:p>INSERT INTO property (property_type_id, content, item_id) VALUES (12, 'Król Polski, Wielki książę Litewski', 366);</text:p>
          </table:table-cell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office:value-type="string" calcext:value-type="string">
            <text:p>Stanisław II August</text:p>
          </table:table-cell>
          <table:table-cell table:formula="of:=&quot;INSERT INTO item (id, name, topic_id) VALUES (&quot;&amp;[.B55]&amp;&quot;, '&quot;&amp;[.C55]&amp;&quot;', 3);&quot;" office:value-type="string" office:string-value="INSERT INTO item (id, name, topic_id) VALUES (367, 'Stanisław II August', 3);" calcext:value-type="string">
            <text:p>INSERT INTO item (id, name, topic_id) VALUES (367, 'Stanisław II August', 3);</text:p>
          </table:table-cell>
          <table:table-cell office:value-type="string" calcext:value-type="string">
            <text:p>1764 – 1795 </text:p>
          </table:table-cell>
          <table:table-cell table:formula="of:=&quot;INSERT INTO property (property_type_id, content, item_id) VALUES (9, '&quot;&amp;[.E55]&amp;&quot;', &quot;&amp;[.B55]&amp;&quot;);&quot;" office:value-type="string" office:string-value="INSERT INTO property (property_type_id, content, item_id) VALUES (9, '1764 – 1795 ', 367);" calcext:value-type="string">
            <text:p>INSERT INTO property (property_type_id, content, item_id) VALUES (9, '1764 – 1795 ', 367);</text:p>
          </table:table-cell>
          <table:table-cell office:value-type="string" calcext:value-type="string">
            <text:p>Poniatowscy</text:p>
          </table:table-cell>
          <table:table-cell table:formula="of:=&quot;INSERT INTO property (property_type_id, content, item_id) VALUES (10, '&quot;&amp;[.G55]&amp;&quot;', &quot;&amp;[.B55]&amp;&quot;);&quot;" office:value-type="string" office:string-value="INSERT INTO property (property_type_id, content, item_id) VALUES (10, 'Poniatowscy', 367);" calcext:value-type="string">
            <text:p>INSERT INTO property (property_type_id, content, item_id) VALUES (10, 'Poniatowscy', 367);</text:p>
          </table:table-cell>
          <table:table-cell office:value-type="string" calcext:value-type="string">
            <text:p>Elekcja</text:p>
          </table:table-cell>
          <table:table-cell table:formula="of:=&quot;INSERT INTO property (property_type_id, content, item_id) VALUES (11, '&quot;&amp;[.I55]&amp;&quot;', &quot;&amp;[.B55]&amp;&quot;);&quot;" office:value-type="string" office:string-value="INSERT INTO property (property_type_id, content, item_id) VALUES (11, 'Elekcja', 367);" calcext:value-type="string">
            <text:p>INSERT INTO property (property_type_id, content, item_id) VALUES (11, 'Elekcja', 367);</text:p>
          </table:table-cell>
          <table:table-cell office:value-type="string" calcext:value-type="string">
            <text:p>Król Polski, Wielki książę Litewski</text:p>
          </table:table-cell>
          <table:table-cell table:formula="of:=&quot;INSERT INTO property (property_type_id, content, item_id) VALUES (12, '&quot;&amp;[.K55]&amp;&quot;', &quot;&amp;[.B55]&amp;&quot;);&quot;" office:value-type="string" office:string-value="INSERT INTO property (property_type_id, content, item_id) VALUES (12, 'Król Polski, Wielki książę Litewski', 367);" calcext:value-type="string">
            <text:p>INSERT INTO property (property_type_id, content, item_id) VALUES (12, 'Król Polski, Wielki książę Litewski', 367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l" fo:country="PL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9T20:50:48.325613107</meta:creation-date>
    <dc:date>2022-07-16T00:41:41.819503534</dc:date>
    <meta:editing-duration>PT6H48M8S</meta:editing-duration>
    <meta:editing-cycles>14</meta:editing-cycles>
    <meta:generator>LibreOffice/7.3.4.2$Linux_X86_64 LibreOffice_project/30$Build-2</meta:generator>
    <meta:document-statistic meta:table-count="1" meta:cell-count="594" meta:object-count="0"/>
  </office:meta>
</office:document-meta>
</file>